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ntarell" svg:font-family="Cantarell"/>
    <style:font-face style:name="DejaVu Sans" svg:font-family="'DejaVu Sans'" style:font-adornments="Bold" style:font-family-generic="swiss" style:font-pitch="variable"/>
    <style:font-face style:name="DejaVu Sans Light" svg:font-family="'DejaVu Sans Light'" style:font-adornments="ExtraLight" style:font-family-generic="swiss" style:font-pitch="variable"/>
    <style:font-face style:name="DejaVu Sans Mono" svg:font-family="'DejaVu Sans Mono'" style:font-family-generic="modern" style:font-pitch="fixed"/>
    <style:font-face style:name="DejaVu Sans1" svg:font-family="'DejaVu Sans'" style:font-adornments="Book" style:font-family-generic="swiss"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Mono CJK SC" svg:font-family="'Noto Sans Mono CJK SC'" style:font-family-generic="modern" style:font-pitch="fixed"/>
    <style:font-face style:name="WenQuanYi Micro Hei" svg:font-family="'WenQuanYi Micro Hei'" style:font-family-generic="system" style:font-pitch="variable"/>
    <style:font-face style:name="monospace" svg:font-family="monospace"/>
  </office:font-face-decls>
  <office:automatic-styles>
    <style:style style:name="Table1" style:family="table">
      <style:table-properties style:width="7.599cm" table:align="left"/>
    </style:style>
    <style:style style:name="Table1.A" style:family="table-column">
      <style:table-column-properties style:column-width="6.701cm"/>
    </style:style>
    <style:style style:name="Table1.B" style:family="table-column">
      <style:table-column-properties style:column-width="0.898cm"/>
    </style:style>
    <style:style style:name="Table1.A1" style:family="table-cell">
      <style:table-cell-properties style:vertical-align="middle" fo:padding="0.049cm" fo:border="none"/>
    </style:style>
    <style:style style:name="Table2" style:family="table">
      <style:table-properties style:width="10.802cm" table:align="left"/>
    </style:style>
    <style:style style:name="Table2.A" style:family="table-column">
      <style:table-column-properties style:column-width="9.904cm"/>
    </style:style>
    <style:style style:name="Table2.B" style:family="table-column">
      <style:table-column-properties style:column-width="0.898cm"/>
    </style:style>
    <style:style style:name="Table2.A1" style:family="table-cell">
      <style:table-cell-properties style:vertical-align="middle" fo:padding="0.049cm" fo:border="none"/>
    </style:style>
    <style:style style:name="P1" style:family="paragraph" style:parent-style-name="Heading_20_1">
      <style:text-properties fo:language="sv" fo:country="SE" officeooo:rsid="00130f38" officeooo:paragraph-rsid="00130f38"/>
    </style:style>
    <style:style style:name="P2" style:family="paragraph" style:parent-style-name="Heading_20_2">
      <style:text-properties fo:language="sv" fo:country="SE" officeooo:rsid="0015b535" officeooo:paragraph-rsid="0015b535"/>
    </style:style>
    <style:style style:name="P3" style:family="paragraph" style:parent-style-name="Text_20_body">
      <style:text-properties style:font-name="monospace" fo:language="sv" fo:country="SE" officeooo:rsid="00130f38" officeooo:paragraph-rsid="00130f38"/>
    </style:style>
    <style:style style:name="P4" style:family="paragraph" style:parent-style-name="Heading_20_2">
      <style:text-properties fo:language="sv" fo:country="SE" officeooo:rsid="001339e5" officeooo:paragraph-rsid="001339e5"/>
    </style:style>
    <style:style style:name="P5" style:family="paragraph" style:parent-style-name="Text_20_body">
      <style:text-properties fo:color="#000000" loext:opacity="100%" style:font-name="monospace" fo:language="sv" fo:country="SE" officeooo:rsid="001339e5" officeooo:paragraph-rsid="001339e5" fo:background-color="#ffffff"/>
    </style:style>
    <style:style style:name="P6" style:family="paragraph" style:parent-style-name="Heading_20_1">
      <style:text-properties fo:language="sv" fo:country="SE" officeooo:rsid="001e5613" officeooo:paragraph-rsid="001e5613"/>
    </style:style>
    <style:style style:name="P7" style:family="paragraph" style:parent-style-name="Text_20_body">
      <style:text-properties fo:language="sv" fo:country="SE" officeooo:rsid="00170aa3" officeooo:paragraph-rsid="00170aa3"/>
    </style:style>
    <style:style style:name="P8" style:family="paragraph" style:parent-style-name="Preformatted_20_Text">
      <style:text-properties fo:language="sv" fo:country="SE" officeooo:rsid="00170aa3" officeooo:paragraph-rsid="00170aa3"/>
    </style:style>
    <style:style style:name="P9" style:family="paragraph" style:parent-style-name="Preformatted_20_Text">
      <style:text-properties officeooo:paragraph-rsid="00170aa3"/>
    </style:style>
    <style:style style:name="P10" style:family="paragraph" style:parent-style-name="Text_20_body">
      <style:text-properties officeooo:paragraph-rsid="00170aa3"/>
    </style:style>
    <style:style style:name="P11" style:family="paragraph" style:parent-style-name="Text_20_body">
      <style:text-properties style:font-name="monospace" officeooo:paragraph-rsid="00170aa3"/>
    </style:style>
    <style:style style:name="P12" style:family="paragraph" style:parent-style-name="Heading_20_2">
      <style:text-properties fo:language="sv" fo:country="SE" officeooo:rsid="00179e6c" officeooo:paragraph-rsid="00179e6c"/>
    </style:style>
    <style:style style:name="P13" style:family="paragraph" style:parent-style-name="Text_20_body">
      <style:text-properties fo:language="sv" fo:country="SE" officeooo:rsid="00179e6c" officeooo:paragraph-rsid="00179e6c"/>
    </style:style>
    <style:style style:name="P14" style:family="paragraph" style:parent-style-name="Text_20_body">
      <style:text-properties fo:language="sv" fo:country="SE" officeooo:rsid="001815ec" officeooo:paragraph-rsid="001815ec"/>
    </style:style>
    <style:style style:name="P15" style:family="paragraph" style:parent-style-name="Heading_20_2">
      <style:text-properties fo:language="sv" fo:country="SE" officeooo:rsid="001e5613" officeooo:paragraph-rsid="001e5613"/>
    </style:style>
    <style:style style:name="P16" style:family="paragraph" style:parent-style-name="Text_20_body">
      <style:text-properties fo:language="sv" fo:country="SE" officeooo:rsid="001e5613" officeooo:paragraph-rsid="001e5613"/>
    </style:style>
    <style:style style:name="P17" style:family="paragraph" style:parent-style-name="Text_20_body">
      <style:text-properties fo:color="#000000" loext:opacity="100%" style:font-name="monospace" fo:language="sv" fo:country="SE" officeooo:rsid="001339e5" officeooo:paragraph-rsid="001e5613" fo:background-color="#ffffff"/>
    </style:style>
    <style:style style:name="P18" style:family="paragraph" style:parent-style-name="Text_20_body">
      <style:text-properties style:font-name="monospace" officeooo:paragraph-rsid="001e6e07"/>
    </style:style>
    <style:style style:name="P19" style:family="paragraph" style:parent-style-name="Heading_20_2">
      <style:text-properties fo:language="sv" fo:country="SE" officeooo:rsid="0024ca82" officeooo:paragraph-rsid="0024ca82"/>
    </style:style>
    <style:style style:name="P20" style:family="paragraph" style:parent-style-name="Text_20_body">
      <style:text-properties style:font-name="monospace" officeooo:paragraph-rsid="00299fbe"/>
    </style:style>
    <style:style style:name="P21" style:family="paragraph" style:parent-style-name="Text_20_body">
      <style:text-properties fo:color="#000000" loext:opacity="100%" style:font-name="monospace" fo:language="sv" fo:country="SE" officeooo:rsid="001339e5" officeooo:paragraph-rsid="0029ac43" fo:background-color="#ffffff"/>
    </style:style>
    <style:style style:name="P22" style:family="paragraph" style:parent-style-name="Text_20_body">
      <style:text-properties fo:color="#000000" loext:opacity="100%" style:font-name="monospace" fo:language="sv" fo:country="SE" officeooo:rsid="0029ac43" officeooo:paragraph-rsid="0029ac43" fo:background-color="#ffffff"/>
    </style:style>
    <style:style style:name="P23" style:family="paragraph" style:parent-style-name="Preformatted_20_Text">
      <style:text-properties fo:color="#000000" loext:opacity="100%" style:font-name="monospace" fo:language="sv" fo:country="SE" officeooo:rsid="0029ac43" officeooo:paragraph-rsid="0029ac43" fo:background-color="#ffffff"/>
    </style:style>
    <style:style style:name="P24" style:family="paragraph" style:parent-style-name="Preformatted_20_Text">
      <style:text-properties officeooo:paragraph-rsid="0029ac43"/>
    </style:style>
    <style:style style:name="P25" style:family="paragraph" style:parent-style-name="Preformatted_20_Text">
      <style:paragraph-properties fo:margin-top="0cm" fo:margin-bottom="0.247cm" style:contextual-spacing="false" fo:line-height="115%"/>
      <style:text-properties fo:color="#000000" loext:opacity="100%" style:font-name="monospace" fo:font-size="11pt" fo:language="sv" fo:country="SE" officeooo:rsid="0029ac43" officeooo:paragraph-rsid="0029ac43" fo:background-color="#ffffff"/>
    </style:style>
    <style:style style:name="P26" style:family="paragraph" style:parent-style-name="Preformatted_20_Text">
      <style:paragraph-properties fo:margin-top="0cm" fo:margin-bottom="0.247cm" style:contextual-spacing="false" fo:line-height="115%"/>
      <style:text-properties fo:color="#000000" loext:opacity="100%" style:font-name="monospace" fo:language="sv" fo:country="SE" officeooo:rsid="0029ac43" fo:background-color="#ffffff"/>
    </style:style>
    <style:style style:name="P27" style:family="paragraph" style:parent-style-name="Text_20_body">
      <style:text-properties officeooo:rsid="0029ac43" officeooo:paragraph-rsid="0029ac43"/>
    </style:style>
    <style:style style:name="P28" style:family="paragraph" style:parent-style-name="Heading_20_1">
      <style:text-properties officeooo:rsid="002c9df2" officeooo:paragraph-rsid="002c9df2"/>
    </style:style>
    <style:style style:name="P29" style:family="paragraph" style:parent-style-name="Text_20_body">
      <style:text-properties officeooo:rsid="002e22fb" officeooo:paragraph-rsid="002e22fb"/>
    </style:style>
    <style:style style:name="P30" style:family="paragraph" style:parent-style-name="Text_20_body">
      <style:text-properties officeooo:rsid="002c9df2" officeooo:paragraph-rsid="002c9df2"/>
    </style:style>
    <style:style style:name="P31" style:family="paragraph" style:parent-style-name="Text_20_body">
      <style:text-properties style:font-name="DejaVu Sans Mono" officeooo:rsid="002e22fb" officeooo:paragraph-rsid="002e22fb"/>
    </style:style>
    <style:style style:name="P32" style:family="paragraph" style:parent-style-name="Text_20_body">
      <style:text-properties style:font-name="DejaVu Sans Mono" officeooo:rsid="002eb07a" officeooo:paragraph-rsid="002eb07a"/>
    </style:style>
    <style:style style:name="P33" style:family="paragraph" style:parent-style-name="Text_20_body">
      <style:text-properties officeooo:paragraph-rsid="002f6503"/>
    </style:style>
    <style:style style:name="P34" style:family="paragraph" style:parent-style-name="Text_20_body">
      <style:text-properties style:font-name="monospace" officeooo:rsid="002f6503" officeooo:paragraph-rsid="002f6503"/>
    </style:style>
    <style:style style:name="P35" style:family="paragraph" style:parent-style-name="Text_20_body">
      <style:text-properties officeooo:rsid="00308662" officeooo:paragraph-rsid="00308662"/>
    </style:style>
    <style:style style:name="P36" style:family="paragraph" style:parent-style-name="Heading_20_1">
      <style:text-properties officeooo:rsid="003b23c3" officeooo:paragraph-rsid="003b23c3"/>
    </style:style>
    <style:style style:name="P37" style:family="paragraph" style:parent-style-name="Heading_20_2">
      <style:text-properties fo:language="sv" fo:country="SE" officeooo:rsid="00336955" officeooo:paragraph-rsid="00336955"/>
    </style:style>
    <style:style style:name="P38" style:family="paragraph" style:parent-style-name="Text_20_body">
      <style:text-properties officeooo:paragraph-rsid="00336955"/>
    </style:style>
    <style:style style:name="P39" style:family="paragraph" style:parent-style-name="Text_20_body">
      <style:text-properties fo:color="#000000" loext:opacity="100%" style:font-name="monospace" fo:language="sv" fo:country="SE" officeooo:rsid="001339e5" officeooo:paragraph-rsid="0037958c" fo:background-color="#ffffff"/>
    </style:style>
    <style:style style:name="P40" style:family="paragraph" style:parent-style-name="Text_20_body">
      <style:text-properties style:font-name="monospace" officeooo:paragraph-rsid="0037958c"/>
    </style:style>
    <style:style style:name="P41" style:family="paragraph" style:parent-style-name="Text_20_body">
      <style:text-properties officeooo:rsid="003968fc" officeooo:paragraph-rsid="003968fc"/>
    </style:style>
    <style:style style:name="P42" style:family="paragraph" style:parent-style-name="Text_20_body">
      <style:text-properties officeooo:paragraph-rsid="003968fc"/>
    </style:style>
    <style:style style:name="P43" style:family="paragraph" style:parent-style-name="Text_20_body">
      <style:text-properties officeooo:rsid="003be8be" officeooo:paragraph-rsid="003be8be"/>
    </style:style>
    <style:style style:name="P44" style:family="paragraph" style:parent-style-name="Heading_20_2">
      <style:text-properties officeooo:rsid="003be8be" officeooo:paragraph-rsid="003be8be"/>
    </style:style>
    <style:style style:name="P45" style:family="paragraph" style:parent-style-name="Text_20_body">
      <style:text-properties officeooo:rsid="003cb77b" officeooo:paragraph-rsid="003cb77b"/>
    </style:style>
    <style:style style:name="P46" style:family="paragraph" style:parent-style-name="Text_20_body">
      <style:text-properties fo:language="sv" fo:country="SE" officeooo:rsid="003cc506" officeooo:paragraph-rsid="003cc506"/>
    </style:style>
    <style:style style:name="P47" style:family="paragraph" style:parent-style-name="Text_20_body" style:list-style-name="L1">
      <style:text-properties fo:language="sv" fo:country="SE" officeooo:rsid="003cc506" officeooo:paragraph-rsid="003cc506"/>
    </style:style>
    <style:style style:name="P48" style:family="paragraph" style:parent-style-name="Text_20_body">
      <style:text-properties fo:language="sv" fo:country="SE" officeooo:rsid="003d50cf" officeooo:paragraph-rsid="003d50cf"/>
    </style:style>
    <style:style style:name="P49" style:family="paragraph" style:parent-style-name="Text_20_body">
      <style:text-properties fo:language="sv" fo:country="SE" officeooo:rsid="003dc163" officeooo:paragraph-rsid="003dc163"/>
    </style:style>
    <style:style style:name="P50" style:family="paragraph" style:parent-style-name="Text_20_body">
      <style:text-properties fo:language="sv" fo:country="SE" officeooo:rsid="003ea4c9" officeooo:paragraph-rsid="003ea4c9"/>
    </style:style>
    <style:style style:name="P51" style:family="paragraph" style:parent-style-name="Text_20_body">
      <style:text-properties style:font-name="DejaVu Sans Mono" fo:language="sv" fo:country="SE" officeooo:rsid="003ea4c9" officeooo:paragraph-rsid="003ea4c9"/>
    </style:style>
    <style:style style:name="P52" style:family="paragraph" style:parent-style-name="Heading_20_1">
      <style:text-properties fo:language="sv" fo:country="SE" officeooo:rsid="00404954" officeooo:paragraph-rsid="00404954"/>
    </style:style>
    <style:style style:name="P53" style:family="paragraph" style:parent-style-name="Text_20_body">
      <style:text-properties fo:language="sv" fo:country="SE" officeooo:rsid="00404954" officeooo:paragraph-rsid="00404954"/>
    </style:style>
    <style:style style:name="P54" style:family="paragraph" style:parent-style-name="Text_20_body">
      <style:text-properties fo:language="sv" fo:country="SE" officeooo:rsid="00430dd1" officeooo:paragraph-rsid="00430dd1"/>
    </style:style>
    <style:style style:name="P55" style:family="paragraph" style:parent-style-name="Text_20_body">
      <style:text-properties fo:language="sv" fo:country="SE" officeooo:rsid="00418d67" officeooo:paragraph-rsid="00418d67"/>
    </style:style>
    <style:style style:name="P56" style:family="paragraph" style:parent-style-name="Text_20_body">
      <style:text-properties fo:language="sv" fo:country="SE" officeooo:rsid="00435427" officeooo:paragraph-rsid="00435427"/>
    </style:style>
    <style:style style:name="P57" style:family="paragraph" style:parent-style-name="Text_20_body">
      <style:text-properties fo:language="sv" fo:country="SE" officeooo:rsid="0043e5a7" officeooo:paragraph-rsid="0043e5a7"/>
    </style:style>
    <style:style style:name="P58" style:family="paragraph" style:parent-style-name="Text_20_body">
      <style:text-properties fo:language="sv" fo:country="SE" officeooo:rsid="0045ecc5" officeooo:paragraph-rsid="0045ecc5"/>
    </style:style>
    <style:style style:name="P59" style:family="paragraph" style:parent-style-name="Heading_20_1">
      <style:text-properties fo:language="sv" fo:country="SE" officeooo:rsid="0047d76e" officeooo:paragraph-rsid="0047d76e"/>
    </style:style>
    <style:style style:name="P60" style:family="paragraph" style:parent-style-name="Text_20_body">
      <style:text-properties fo:language="sv" fo:country="SE" officeooo:rsid="0047d76e" officeooo:paragraph-rsid="0047d76e"/>
    </style:style>
    <style:style style:name="P61" style:family="paragraph" style:parent-style-name="Text_20_body">
      <style:text-properties fo:language="sv" fo:country="SE" officeooo:rsid="004b84b3" officeooo:paragraph-rsid="004b84b3"/>
    </style:style>
    <style:style style:name="P62" style:family="paragraph" style:parent-style-name="Text_20_body">
      <style:text-properties fo:language="sv" fo:country="SE" officeooo:rsid="004de6ec" officeooo:paragraph-rsid="004de6ec"/>
    </style:style>
    <style:style style:name="P63" style:family="paragraph" style:parent-style-name="Heading_20_1">
      <style:text-properties fo:language="sv" fo:country="SE" officeooo:rsid="004f632d" officeooo:paragraph-rsid="004f632d"/>
    </style:style>
    <style:style style:name="P64" style:family="paragraph" style:parent-style-name="Text_20_body">
      <style:text-properties fo:language="sv" fo:country="SE" officeooo:rsid="004f632d" officeooo:paragraph-rsid="004f632d"/>
    </style:style>
    <style:style style:name="P65" style:family="paragraph" style:parent-style-name="Text_20_body">
      <style:text-properties fo:language="sv" fo:country="SE" officeooo:rsid="0050d8ad" officeooo:paragraph-rsid="0050d8ad"/>
    </style:style>
    <style:style style:name="P66" style:family="paragraph" style:parent-style-name="Text_20_body">
      <style:text-properties fo:language="sv" fo:country="SE" officeooo:rsid="0052e469" officeooo:paragraph-rsid="0052e469"/>
    </style:style>
    <style:style style:name="P67" style:family="paragraph" style:parent-style-name="Heading_20_1">
      <style:text-properties fo:language="sv" fo:country="SE" officeooo:rsid="005497c7" officeooo:paragraph-rsid="005497c7"/>
    </style:style>
    <style:style style:name="P68" style:family="paragraph" style:parent-style-name="Text_20_body">
      <style:text-properties fo:language="sv" fo:country="SE" officeooo:rsid="005497c7" officeooo:paragraph-rsid="005497c7"/>
    </style:style>
    <style:style style:name="P69" style:family="paragraph" style:parent-style-name="Text_20_body">
      <style:text-properties fo:language="sv" fo:country="SE" officeooo:rsid="00560a60" officeooo:paragraph-rsid="00560a60"/>
    </style:style>
    <style:style style:name="P70" style:family="paragraph" style:parent-style-name="Text_20_body">
      <style:text-properties officeooo:paragraph-rsid="00560a60"/>
    </style:style>
    <style:style style:name="P71" style:family="paragraph" style:parent-style-name="Heading_20_1">
      <style:text-properties fo:language="sv" fo:country="SE" officeooo:rsid="00580361" officeooo:paragraph-rsid="00580361"/>
    </style:style>
    <style:style style:name="P72" style:family="paragraph" style:parent-style-name="Text_20_body">
      <style:text-properties fo:language="sv" fo:country="SE" officeooo:rsid="00580361" officeooo:paragraph-rsid="00580361"/>
    </style:style>
    <style:style style:name="P73" style:family="paragraph" style:parent-style-name="Text_20_body" style:list-style-name="L2">
      <style:text-properties fo:language="sv" fo:country="SE" officeooo:rsid="00580361" officeooo:paragraph-rsid="00580361"/>
    </style:style>
    <style:style style:name="P74" style:family="paragraph" style:parent-style-name="Text_20_body" style:list-style-name="L2">
      <style:text-properties fo:language="sv" fo:country="SE" fo:font-weight="normal" officeooo:rsid="00580361" officeooo:paragraph-rsid="00580361" style:font-weight-asian="normal" style:font-weight-complex="normal"/>
    </style:style>
    <style:style style:name="P75" style:family="paragraph" style:parent-style-name="Text_20_body">
      <style:text-properties fo:language="sv" fo:country="SE" fo:font-weight="normal" officeooo:rsid="00580361" officeooo:paragraph-rsid="00580361" style:font-weight-asian="normal" style:font-weight-complex="normal"/>
    </style:style>
    <style:style style:name="P76" style:family="paragraph" style:parent-style-name="Text_20_body">
      <style:text-properties officeooo:paragraph-rsid="00592151"/>
    </style:style>
    <style:style style:name="P77" style:family="paragraph" style:parent-style-name="Text_20_body">
      <style:text-properties fo:language="sv" fo:country="SE" officeooo:rsid="00592151" officeooo:paragraph-rsid="00592151"/>
    </style:style>
    <style:style style:name="P78" style:family="paragraph" style:parent-style-name="Text_20_body">
      <style:text-properties fo:language="sv" fo:country="SE" officeooo:rsid="005c72e3" officeooo:paragraph-rsid="005c72e3"/>
    </style:style>
    <style:style style:name="P79" style:family="paragraph" style:parent-style-name="Text_20_body">
      <style:text-properties fo:language="sv" fo:country="SE" officeooo:rsid="005dbcc2" officeooo:paragraph-rsid="005dbcc2"/>
    </style:style>
    <style:style style:name="P80" style:family="paragraph" style:parent-style-name="Text_20_body">
      <style:text-properties fo:language="sv" fo:country="SE" officeooo:rsid="005e9d1c" officeooo:paragraph-rsid="005e9d1c"/>
    </style:style>
    <style:style style:name="P81" style:family="paragraph" style:parent-style-name="Text_20_body">
      <style:text-properties fo:language="sv" fo:country="SE" officeooo:rsid="005ff59c" officeooo:paragraph-rsid="005ff59c"/>
    </style:style>
    <style:style style:name="P82" style:family="paragraph" style:parent-style-name="Text_20_body">
      <style:text-properties fo:language="sv" fo:country="SE" officeooo:rsid="0061ad1b" officeooo:paragraph-rsid="0061ad1b"/>
    </style:style>
    <style:style style:name="T1" style:family="text">
      <style:text-properties fo:color="#000000" loext:opacity="100%" fo:background-color="#ffffff" loext:char-shading-value="0"/>
    </style:style>
    <style:style style:name="T2" style:family="text">
      <style:text-properties officeooo:rsid="00179e6c"/>
    </style:style>
    <style:style style:name="T3" style:family="text">
      <style:text-properties fo:font-size="11pt"/>
    </style:style>
    <style:style style:name="T4" style:family="text">
      <style:text-properties fo:font-size="11pt" fo:language="sv" fo:country="SE" officeooo:rsid="00170aa3"/>
    </style:style>
    <style:style style:name="T5" style:family="text">
      <style:text-properties fo:language="sv" fo:country="SE" officeooo:rsid="00170aa3"/>
    </style:style>
    <style:style style:name="T6" style:family="text">
      <style:text-properties fo:language="zxx" fo:country="none" officeooo:rsid="00170aa3"/>
    </style:style>
    <style:style style:name="T7" style:family="text">
      <style:text-properties fo:color="#000000" loext:opacity="100%" fo:language="sv" fo:country="SE" officeooo:rsid="00142a4d" fo:background-color="#ffffff" loext:char-shading-value="0"/>
    </style:style>
    <style:style style:name="T8" style:family="text">
      <style:text-properties fo:color="#000000" loext:opacity="100%" fo:language="sv" fo:country="SE" officeooo:rsid="0016d071" fo:background-color="#ffffff" loext:char-shading-value="0"/>
    </style:style>
    <style:style style:name="T9" style:family="text">
      <style:text-properties fo:color="#000000" loext:opacity="100%" fo:language="sv" fo:country="SE" officeooo:rsid="00219556" fo:background-color="#ffffff" loext:char-shading-value="0"/>
    </style:style>
    <style:style style:name="T10" style:family="text">
      <style:text-properties fo:color="#000000" loext:opacity="100%" fo:language="sv" fo:country="SE" officeooo:rsid="0015e442" fo:background-color="#ffffff" loext:char-shading-value="0"/>
    </style:style>
    <style:style style:name="T11" style:family="text">
      <style:text-properties fo:color="#000000" loext:opacity="100%" fo:language="sv" fo:country="SE" officeooo:rsid="00238f33" fo:background-color="#ffffff" loext:char-shading-value="0"/>
    </style:style>
    <style:style style:name="T12" style:family="text">
      <style:text-properties fo:language="sv" fo:country="SE" officeooo:rsid="001815ec"/>
    </style:style>
    <style:style style:name="T13" style:family="text">
      <style:text-properties fo:color="#000000" loext:opacity="100%" style:font-name="monospace" fo:background-color="#ffffff" loext:char-shading-value="0"/>
    </style:style>
    <style:style style:name="T14" style:family="text">
      <style:text-properties officeooo:rsid="001e5613"/>
    </style:style>
    <style:style style:name="T15" style:family="text">
      <style:text-properties fo:color="#000000" loext:opacity="100%" fo:language="sv" fo:country="SE" officeooo:rsid="001339e5" fo:background-color="#ffffff" loext:char-shading-value="0"/>
    </style:style>
    <style:style style:name="T16" style:family="text">
      <style:text-properties fo:color="#000000" loext:opacity="100%" fo:language="sv" fo:country="SE" officeooo:rsid="0019e471" fo:background-color="#ffffff" loext:char-shading-value="0"/>
    </style:style>
    <style:style style:name="T17" style:family="text">
      <style:text-properties fo:color="#000000" loext:opacity="100%" fo:language="sv" fo:country="SE" officeooo:rsid="001e6e07" fo:background-color="#ffffff" loext:char-shading-value="0"/>
    </style:style>
    <style:style style:name="T18" style:family="text">
      <style:text-properties fo:color="#000000" loext:opacity="100%" fo:language="sv" fo:country="SE" officeooo:rsid="002002e7" fo:background-color="#ffffff" loext:char-shading-value="0"/>
    </style:style>
    <style:style style:name="T19" style:family="text">
      <style:text-properties fo:language="sv" fo:country="SE" officeooo:rsid="0024ca82"/>
    </style:style>
    <style:style style:name="T20" style:family="text">
      <style:text-properties fo:language="sv" fo:country="SE" officeooo:rsid="0028a5f5"/>
    </style:style>
    <style:style style:name="T21" style:family="text">
      <style:text-properties fo:color="#000000" loext:opacity="100%" officeooo:rsid="00142a4d" fo:background-color="#ffffff" loext:char-shading-value="0"/>
    </style:style>
    <style:style style:name="T22" style:family="text">
      <style:text-properties fo:color="#000000" loext:opacity="100%" officeooo:rsid="00299fbe" fo:background-color="#ffffff" loext:char-shading-value="0"/>
    </style:style>
    <style:style style:name="T23" style:family="text">
      <style:text-properties fo:color="#000000" loext:opacity="100%" officeooo:rsid="00219556" fo:background-color="#ffffff" loext:char-shading-value="0"/>
    </style:style>
    <style:style style:name="T24" style:family="text">
      <style:text-properties fo:color="#000000" loext:opacity="100%" officeooo:rsid="0015e442" fo:background-color="#ffffff" loext:char-shading-value="0"/>
    </style:style>
    <style:style style:name="T25" style:family="text">
      <style:text-properties fo:color="#000000" loext:opacity="100%" officeooo:rsid="00238f33" fo:background-color="#ffffff" loext:char-shading-value="0"/>
    </style:style>
    <style:style style:name="T26" style:family="text">
      <style:text-properties officeooo:rsid="0029ac43"/>
    </style:style>
    <style:style style:name="T27" style:family="text">
      <style:text-properties fo:color="#000000" loext:opacity="100%" fo:font-size="11pt" fo:language="sv" fo:country="SE" officeooo:rsid="0029ac43" fo:background-color="#ffffff" loext:char-shading-value="0"/>
    </style:style>
    <style:style style:name="T28" style:family="text">
      <style:text-properties style:font-name="monospace" officeooo:rsid="00142a4d"/>
    </style:style>
    <style:style style:name="T29" style:family="text">
      <style:text-properties style:font-name="monospace" officeooo:rsid="00299fbe"/>
    </style:style>
    <style:style style:name="T30" style:family="text">
      <style:text-properties style:font-name="monospace" officeooo:rsid="00219556"/>
    </style:style>
    <style:style style:name="T31" style:family="text">
      <style:text-properties style:font-name="monospace" officeooo:rsid="0015e442"/>
    </style:style>
    <style:style style:name="T32" style:family="text">
      <style:text-properties style:font-name="monospace"/>
    </style:style>
    <style:style style:name="T33" style:family="text">
      <style:text-properties style:font-name="monospace" officeooo:rsid="00238f33"/>
    </style:style>
    <style:style style:name="T34" style:family="text">
      <style:text-properties style:font-name="monospace" officeooo:rsid="002a1b3a"/>
    </style:style>
    <style:style style:name="T35" style:family="text">
      <style:text-properties style:font-name="monospace" officeooo:rsid="001339e5"/>
    </style:style>
    <style:style style:name="T36" style:family="text">
      <style:text-properties officeooo:rsid="002f6503"/>
    </style:style>
    <style:style style:name="T37" style:family="text">
      <style:text-properties fo:color="#000000" loext:opacity="100%" style:font-name="monospace" fo:language="sv" fo:country="SE" officeooo:rsid="00336955" fo:background-color="#ffffff" loext:char-shading-value="0"/>
    </style:style>
    <style:style style:name="T38" style:family="text">
      <style:text-properties fo:color="#000000" loext:opacity="100%" style:font-name="monospace" fo:language="sv" fo:country="SE" officeooo:rsid="003688c0" fo:background-color="#ffffff" loext:char-shading-value="0"/>
    </style:style>
    <style:style style:name="T39" style:family="text">
      <style:text-properties fo:color="#000000" loext:opacity="100%" style:font-name="monospace" fo:language="sv" fo:country="SE" officeooo:rsid="003b23c3" fo:background-color="#ffffff" loext:char-shading-value="0"/>
    </style:style>
    <style:style style:name="T40" style:family="text">
      <style:text-properties fo:color="#000000" loext:opacity="100%" style:font-name="monospace" fo:language="sv" fo:country="SE" officeooo:rsid="00368742" fo:background-color="#ffffff" loext:char-shading-value="0"/>
    </style:style>
    <style:style style:name="T41" style:family="text">
      <style:text-properties fo:color="#000000" loext:opacity="100%" style:font-name="DejaVu Sans Mono" fo:language="sv" fo:country="SE" officeooo:rsid="0037958c" fo:background-color="#ffffff" loext:char-shading-value="0"/>
    </style:style>
    <style:style style:name="T42" style:family="text">
      <style:text-properties fo:color="#000000" loext:opacity="100%" style:font-name="DejaVu Sans Mono" fo:background-color="#ffffff" loext:char-shading-value="0"/>
    </style:style>
    <style:style style:name="T43" style:family="text">
      <style:text-properties style:font-name="DejaVu Sans Mono"/>
    </style:style>
    <style:style style:name="T44" style:family="text">
      <style:text-properties fo:color="#b218b2" loext:opacity="100%" style:font-name="DejaVu Sans Mono" fo:background-color="#ffffff" loext:char-shading-value="0"/>
    </style:style>
    <style:style style:name="T45" style:family="text">
      <style:text-properties fo:color="#b21818" loext:opacity="100%" style:font-name="DejaVu Sans Mono" fo:background-color="#ffffff" loext:char-shading-value="0"/>
    </style:style>
    <style:style style:name="T46" style:family="text">
      <style:text-properties fo:color="#ff5454" loext:opacity="100%" style:font-name="DejaVu Sans Mono" fo:font-weight="bold" fo:background-color="#ffffff" loext:char-shading-value="0"/>
    </style:style>
    <style:style style:name="T47" style:family="text">
      <style:text-properties fo:color="#ff54ff" loext:opacity="100%" style:font-name="DejaVu Sans Mono" fo:font-weight="bold" fo:background-color="#ffffff" loext:char-shading-value="0"/>
    </style:style>
    <style:style style:name="T48" style:family="text">
      <style:text-properties officeooo:rsid="0037958c"/>
    </style:style>
    <style:style style:name="T49" style:family="text">
      <style:text-properties officeooo:rsid="003ace4d"/>
    </style:style>
    <style:style style:name="T50" style:family="text">
      <style:text-properties fo:color="#000000" loext:opacity="100%" fo:language="sv" fo:country="SE" officeooo:rsid="0037958c" fo:background-color="#ffffff" loext:char-shading-value="0"/>
    </style:style>
    <style:style style:name="T51" style:family="text">
      <style:text-properties fo:color="#000000" loext:opacity="100%" style:font-name="monospace" fo:language="sv" fo:country="SE" officeooo:rsid="003968fc" fo:background-color="#ffffff" loext:char-shading-value="0"/>
    </style:style>
    <style:style style:name="T52" style:family="text">
      <style:text-properties officeooo:rsid="0044dd30"/>
    </style:style>
    <style:style style:name="T53" style:family="text">
      <style:text-properties officeooo:rsid="0045ecc5"/>
    </style:style>
    <style:style style:name="T54" style:family="text">
      <style:text-properties officeooo:rsid="0049825d"/>
    </style:style>
    <style:style style:name="T55" style:family="text">
      <style:text-properties officeooo:rsid="004c34b6"/>
    </style:style>
    <style:style style:name="T56" style:family="text">
      <style:text-properties style:font-name="DejaVu Sans1" fo:font-size="11pt"/>
    </style:style>
    <style:style style:name="T57" style:family="text">
      <style:text-properties officeooo:rsid="00560a60"/>
    </style:style>
    <style:style style:name="T58" style:family="text">
      <style:text-properties fo:language="sv" fo:country="SE" officeooo:rsid="00553235"/>
    </style:style>
    <style:style style:name="T59" style:family="text">
      <style:text-properties fo:language="sv" fo:country="SE" officeooo:rsid="00560a60"/>
    </style:style>
    <style:style style:name="T60" style:family="text">
      <style:text-properties officeooo:rsid="00592151"/>
    </style:style>
    <style:style style:name="T61" style:family="text">
      <style:text-properties fo:language="sv" fo:country="SE" fo:font-weight="normal" officeooo:rsid="00592151" style:font-weight-asian="normal" style:font-weight-complex="normal"/>
    </style:style>
    <style:style style:name="T62" style:family="text">
      <style:text-properties officeooo:rsid="005dbba8"/>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2025-10-25</text:h>
      <text:h text:style-name="P2" text:outline-level="2">Creating index for aligning reads</text:h>
      <text:p text:style-name="P3"><text:span text:style-name="T1">kb ref -i index.idx -g t2g.txt -f1 cdna.fa -f2 intron.fa -c1 cdna_t2c.txt -c2 intron_t2c.txt --workflow lamanno -n 4 Mus_musculus.GRCm38.dna.pr</text:span><text:line-break/>imary_assembly.fa.gz Mus_musculus.GRCm38.102.gtf.gz --overwrite<text:span text:style-name="T1"> </text:span><text:line-break/><text:span text:style-name="T1">[2025-10-25 15:49:12,111]    INFO Preparing Mus_musculus.GRCm38.dna.primary_assembly.fa.gz, Mus_musculus.GRCm38.102.gtf.gz </text:span><text:line-break/><text:span text:style-name="T1">[2025-10-25 15:49:12,111]    INFO Decompressing Mus_musculus.GRCm38.dna.primary_assembly.fa.gz to tmp </text:span><text:line-break/><text:span text:style-name="T1">[2025-10-25 15:49:19,303]    INFO Sorting tmp/Mus_musculus.GRCm38.dna.primary_assembly.fa to /home/love/Projects/hic2_masters_project/RNA Sequencing Data/raw_reads/tmp/tmp5y_prxa3 </text:span><text:line-break/><text:span text:style-name="T1">[2025-10-25 15:52:28,496]    INFO Decompressing Mus_musculus.GRCm38.102.gtf.gz to tmp </text:span><text:line-break/><text:span text:style-name="T1">[2025-10-25 15:52:29,762]    INFO Sorting tmp/Mus_musculus.GRCm38.102.gtf to /home/love/Projects/hic2_masters_project/RNA Sequencing Data/raw_reads/tmp/tmphw_fmkhr </text:span><text:line-break/><text:span text:style-name="T1">[2025-10-25 15:52:58,916]    INFO Splitting genome tmp/Mus_musculus.GRCm38.dna.primary_assembly.fa into cDNA at /home/love/Projects/hic2_masters_project/RNA Sequencing Data/raw_reads/tmp/tmpeumunuqf </text:span><text:line-break/><text:span text:style-name="T1">[2025-10-25 15:52:58,916] WARNING The following chromosomes were found in the FASTA but does not have any "transcript" features in the GTF: GL456359.1, GL456367.1, GL456366.1, JH584300.1, GL456396.1, GL456368.1, GL456382.1, GL456393.1, </text:span><text:line-break/>GL456383.1, GL456389.1, GL456213.1, GL456387.1, GL456394.1, GL456360.1, JH584302.1, GL456370.1, JH584301.1, GL456390.1, GL456379.1, GL456378.1, GL456392.1. No sequences will be generated for these chromosomes.<text:span text:style-name="T1"> </text:span><text:line-break/><text:span text:style-name="T1">[2025-10-25 15:53:27,218]    INFO Wrote 142699 cDNA transcripts </text:span><text:line-break/><text:span text:style-name="T1">[2025-10-25 15:53:27,224]    INFO Creating cDNA transcripts-to-capture at /home/love/Projects/hic2_masters_project/RNA Sequencing Data/raw_reads/tmp/tmptw8u55ce </text:span><text:line-break/><text:span text:style-name="T1">[2025-10-25 15:53:27,712]    INFO Splitting genome into introns at /home/love/Projects/hic2_masters_project/RNA Sequencing Data/raw_reads/tmp/tmp4tjyczub </text:span><text:line-break/><text:span text:style-name="T1">[2025-10-25 15:54:57,483]    INFO Wrote 649390 intron sequences </text:span><text:line-break/><text:span text:style-name="T1">[2025-10-25 15:54:57,490]    INFO Creating intron transcripts-to-capture at /home/love/Projects/hic2_masters_project/RNA Sequencing Data/raw_reads/tmp/tmpqys3tunj </text:span><text:line-break/><text:span text:style-name="T1">[2025-10-25 15:55:00,752]    INFO Concatenating 1 cDNA FASTAs to cdna.fa </text:span><text:line-break/><text:span text:style-name="T1">[2025-10-25 15:55:01,245]    INFO Concatenating 1 cDNA transcripts-to-captures to cdna_t2c.txt </text:span><text:line-break/><text:span text:style-name="T1">[2025-10-25 15:55:01,268]    INFO Concatenating 1 intron FASTAs to intron.fa </text:span><text:line-break/><text:span text:style-name="T1">[2025-10-25 15:55:05,967]    INFO Concatenating 1 intron transcripts-to-captures to intron_t2c.txt </text:span><text:line-break/><text:span text:style-name="T1">[2025-10-25 15:55:06,064]    INFO Concatenating cDNA and intron FASTAs to /home/love/Projects/hic2_masters_project/RNA Sequencing Data/raw_reads/tmp/tmpf050z645 </text:span><text:line-break/><text:span text:style-name="T1">[2025-10-25 15:55:11,235]    INFO Creating transcript-to-gene mapping at t2g.txt </text:span><text:line-break/><text:span text:style-name="T1">[2025-10-25 15:55:15,543]    INFO Indexing cdna.fa to index.idx_cdna </text:span><text:line-break/><text:span text:style-name="T1">[2025-10-25 15:58:21,052]    INFO Splitting intron.fa into 3 parts </text:span><text:line-break/><text:span text:style-name="T1">[2025-10-25 15:58:27,429]    INFO Indexing /home/love/Projects/hic2_masters_project/RNA Sequencing Data/raw_reads/tmp/tmp_uf9573z to index.idx_intron.0 </text:span><text:line-break/><text:span text:style-name="T1">[2025-10-25 16:12:59,730]    INFO Indexing /home/love/Projects/hic2_masters_project/RNA Sequencing Data/raw_reads/tmp/tmpbxympn0q to index.idx_intron.1 </text:span><text:line-break/><text:span text:style-name="T1">[2025-10-25 16:26:58,091]    INFO Indexing /home/love/Projects/hic2_masters_project/RNA Sequencing Data/raw_reads/tmp/tmpoi_015vo to index.idx_intron.2</text:span><text:line-break/></text:p>
      <text:h text:style-name="P4" text:outline-level="2">Conversion to FASTQ</text:h>
      <text:p text:style-name="P5">samtools fastq -@ 16 -0 Pool1_mESC.fastq.gz Pool1_mESC.bam</text:p>
      <text:p text:style-name="P5"/>
      <text:p text:style-name="P5">for bam in *.bam; do</text:p>
      <text:p text:style-name="P5"><text:s text:c="4"/>base=$(basename "$bam" .bam)</text:p>
      <text:p text:style-name="P5"><text:s text:c="4"/>echo "Processing $bam..."</text:p>
      <text:p text:style-name="P5"><text:s text:c="4"/>samtools fastq -@ 16 -0 "${base}.fastq.gz" "$bam"</text:p>
      <text:p text:style-name="P5"><text:s text:c="4"/>echo "Finished $bam"</text:p>
      <text:p text:style-name="P5">done</text:p>
      <text:h text:style-name="P6" text:outline-level="1">2025-10-26</text:h>
      <text:h text:style-name="P2" text:outline-level="2">Generating spliced and unspliced count<text:span text:style-name="T2"> with Kallisto</text:span></text:h>
      <text:p text:style-name="P7">Reads are not paired-end:</text:p>
      <text:p text:style-name="P8"><text:span text:style-name="Source_20_Text"><text:span text:style-name="T3">samtools view -c -f 1 in.bam</text:span></text:span></text:p>
      <text:p text:style-name="P9"><text:span text:style-name="Source_20_Text"><text:span text:style-name="T4">0</text:span></text:span></text:p>
      <text:p text:style-name="P10"><text:span text:style-name="T5">Source: </text:span><text:a xlink:type="simple" xlink:href="https://www.biostars.org/p/178730/" text:style-name="Internet_20_link" text:visited-style-name="Visited_20_Internet_20_Link"><text:span text:style-name="T6">https://www.biostars.org/p/178730/</text:span></text:a></text:p>
      <text:p text:style-name="P11"><text:span text:style-name="T7">kb count --h5ad -i index.idx_cdna</text:span><text:span text:style-name="T8">,</text:span><text:span text:style-name="T7">index.idx_intron.0</text:span><text:span text:style-name="T8">,</text:span><text:span text:style-name="T7">index.idx_intron.1</text:span><text:span text:style-name="T8">,</text:span><text:span text:style-name="T7">index.idx_intron.2 -g t2g.txt -x 10xv</text:span><text:span text:style-name="T9">3</text:span><text:span text:style-name="T7"> -c1 cdna_t2c.txt -c2 intron_t2c.txt --workflow lamanno --filter --h5ad </text:span><text:span text:style-name="T10">-t 16 </text:span><text:span text:style-name="T11">-o h5ad_files/Pool1_mESC </text:span><text:span text:style-name="T1">fastq_files/Pool1_mESC/*/*</text:span></text:p>
      <text:p text:style-name="P7">The command expects paired-end reads, which might have been combined into the sam file and hidden. Then kallisto can not be used, but maybe velocyto can.</text:p>
      <text:h text:style-name="P12" text:outline-level="2">Generating spliced and unspliced count with Velocyto</text:h>
      <text:p text:style-name="P13"><text:a xlink:type="simple" xlink:href="https://velocyto.org/velocyto.py/index.html" text:style-name="Internet_20_link" text:visited-style-name="Visited_20_Internet_20_Link">https://velocyto.org/velocyto.py/index.html</text:a></text:p>
      <text:p text:style-name="P13">Downloaded mask file for mouse assembly 38 (<text:a xlink:type="simple" xlink:href="https://genome.ucsc.edu/cgi-bin/hgTables?hgsid=611454127_NtvlaW6xBSIRYJEBI0iRDEWisITa&amp;clade=mammal&amp;org=Mouse&amp;db=mm10&amp;hgta_group=allTracks&amp;hgta_track=rmsk&amp;hgta_table=0&amp;hgta_regionType=genome&amp;position=chr12%3A56694976-56714605&amp;hgta_outputType=primaryTable&amp;hgta_outputType=gff&amp;hgta_outFileName=mm10_rmsk.gtf&amp;token=0.lFpJo8ou3qOBbdNLiWh9ZYOfzgiKsRxXA2wTlClfxsB1kZCS7lPo6A_SypzWjb8ozNAJvMWk1Oi_BL9P8lv9raJNNYskZviaJTwgWKW9cUbTlD1l57yZv5ZMHURGo9bDN4S_sDumWy6Xja5si7pouptOrz5HkkFhhbgcKxqVY3W-V3hgNcVJ4IIvx0tDzB1HmJMpW_IFPd5uthk4ksv5-s4-TmE_OUAV8Gp5FDM3F4FVUhw5y7cbu9eh1ywQGBVaG6S8kNd3c4lf7zgoBL2sFNBkLB7SKPPEZpvcepCtoS3gzFHGIP86FMefK47Q4quWSr6ATQkZkcn0I8zkRc1so0I4acTW2D8yvLegMj1Em39jS1hYwOu70xNLi6JtTE7ayC01nXc9wZB7vl3M4_LXvuSkPy20yeBvi7MStBwSm4HAPms-GlgsFDgxzdp_F6WpFUoWfqQFaUHFXeB0cv4EBD5gzYvWPYXLtf28hpdGxAXPlv1O3oEt7V8Caj7JW8wGsH8g1Msxoe5gpklij6qZfKg8RT9xHQll1qm6jfoE5ny8KdmxN9cAJkTd-4YCgSxC3Ns8livGGoW_gr3D3NXF8duQxZKHXGgLya5wIjVAQ1XDHT4abyRghSJ_KNwYCQ5oziWW9FnOF7vn-Jn_WJq4gieor4GQIt_vkNEeDhbV6WkGZavhNeYQJ62Hgs7UlaOVDDwHF2DjG6UeC10Dz1mQOjy6RJWZSLurHs1ROqTL_pGoIZJ5zGFMXG0FQhHB2GpnzT7zSM0zO1byd01FmMzlEC79ZZLr0KPYiDA7KMio4eltlqTvSpIDdTqpRSrmJvrE_vU381bg_7f3OX06M1GP4lZAstUfiAQ27hbUJVsTzFs.tKtIdCOJ_SJ2N9HrOd06wg.45dd14595889ca8294b0017118600f7c31c320f028a1b565be83f6b98938443a" text:style-name="Internet_20_link" text:visited-style-name="Visited_20_Internet_20_Link">link</text:a>)</text:p>
      <text:p text:style-name="Text_20_body"><text:span text:style-name="T12">Get counts:<text:line-break/></text:span><text:span text:style-name="T13">velocyto run10x -m mm10_rmsk.gtf bam_files/ Mus_musculus.GRCm38.102.gtf</text:span></text:p>
      <text:p text:style-name="P14">Did not work since I don't have the right directory structure</text:p>
      <text:p text:style-name="P14">velocyto run \</text:p>
      <text:p text:style-name="P14"><text:s text:c="2"/>-o <text:span text:style-name="T14">loom_files</text:span>/ \</text:p>
      <text:p text:style-name="P14"><text:s text:c="2"/>-m mm10_rmsk.gtf \</text:p>
      <text:p text:style-name="P14"><text:s text:c="2"/>bam_files/Pool1_mESC.bam \</text:p>
      <text:p text:style-name="P14"><text:span text:style-name="T14"><text:s text:c="2"/></text:span>gencode.vM10.chr_patch_hapl_scaff.annotation.gtf</text:p>
      <text:h text:style-name="P15" text:outline-level="2">Using bamtofastq to convert to two fastq</text:h>
      <text:p text:style-name="P16"><text:a xlink:type="simple" xlink:href="https://github.com/10XGenomics/bamtofastq" text:style-name="Internet_20_link" text:visited-style-name="Visited_20_Internet_20_Link">https://github.com/10XGenomics/bamtofastq</text:a></text:p>
      <text:p text:style-name="P17">for bam in *.bam; do</text:p>
      <text:p text:style-name="P17"><text:s text:c="4"/>base=$(basename "$bam" .bam)</text:p>
      <text:p text:style-name="P17"><text:s text:c="4"/>echo "Processing $bam..."</text:p>
      <text:p text:style-name="P18"><text:span text:style-name="T15"><text:s text:c="4"/></text:span><text:span text:style-name="T16">bamtofastq</text:span><text:span text:style-name="T15"> "$bam"</text:span><text:span text:style-name="T16"> </text:span><text:span text:style-name="T17">"</text:span><text:span text:style-name="T16">../fastq_files/</text:span><text:span text:style-name="T15">${base}</text:span><text:span text:style-name="T17">"</text:span><text:span text:style-name="T18"> </text:span><text:span text:style-name="T1">--reads-per-fastq=500000000</text:span></text:p>
      <text:p text:style-name="P17"><text:s text:c="4"/>echo "Finished $bam"</text:p>
      <text:p text:style-name="P17">done</text:p>
      <text:h text:style-name="P19" text:outline-level="2">Spliced and unspliced count with Kallisto</text:h>
      <text:p text:style-name="Text_20_body"><text:span text:style-name="T19">Failed, warns about split indices. </text:span><text:span text:style-name="T20">Used nac index from here: https://github.com/pachterlab/kallisto-transcriptome-indices</text:span></text:p>
      <text:p text:style-name="P20"><text:span text:style-name="T21">kb count --h5ad -i mouse_index_nac</text:span><text:span text:style-name="T22">/</text:span><text:span text:style-name="T21">index.idx -g </text:span><text:span text:style-name="T22">mouse_index_nac/</text:span><text:span text:style-name="T21">t2g.txt -x 10xv</text:span><text:span text:style-name="T23">3</text:span><text:span text:style-name="T21"> -c1 </text:span><text:span text:style-name="T22">mouse_index_nac/cdna</text:span><text:span text:style-name="T21">.txt -c2 </text:span><text:span text:style-name="T22">mouse_index_nac/nascent</text:span><text:span text:style-name="T21">.txt --workflow lamanno --filter --h5ad </text:span><text:span text:style-name="T24">-t 16 </text:span><text:span text:style-name="T25">-o h5ad_files/Pool1_mESC </text:span><text:span text:style-name="T1">fastq_files/Pool1_mESC/*/*</text:span></text:p>
      <text:p text:style-name="P21">for <text:span text:style-name="T26">file</text:span> in <text:span text:style-name="T26">fastq_files/</text:span>*; do</text:p>
      <text:p text:style-name="P22"><text:tab/><text:span text:style-name="Source_20_Text"><text:span text:style-name="T3">if [[ -d "$file" &amp;&amp; ! -L "$file" ]]; then</text:span></text:span></text:p>
      <text:p text:style-name="P23"><text:span text:style-name="Source_20_Text"><text:span text:style-name="T3"><text:tab/><text:tab/>dir=${file%*/}</text:span></text:span></text:p>
      <text:p text:style-name="P24"><text:span text:style-name="Source_20_Text"><text:span text:style-name="T27"><text:tab/><text:tab/>base=${dir##*/}</text:span></text:span></text:p>
      <text:p text:style-name="P25"><text:span text:style-name="Source_20_Text"><text:s text:c="5"/><text:tab/><text:tab/>echo "Processing $base"</text:span></text:p>
      <text:p text:style-name="P25"><text:span text:style-name="Source_20_Text"><text:tab/><text:tab/></text:span><text:span text:style-name="Source_20_Text"><text:span text:style-name="T28">kb count --h5ad -i mouse_index_nac</text:span></text:span><text:span text:style-name="Source_20_Text"><text:span text:style-name="T29">/</text:span></text:span><text:span text:style-name="Source_20_Text"><text:span text:style-name="T28">index.idx -g </text:span></text:span><text:span text:style-name="Source_20_Text"><text:span text:style-name="T29">mouse_index_nac/</text:span></text:span><text:span text:style-name="Source_20_Text"><text:span text:style-name="T28">t2g.txt -x 10xv</text:span></text:span><text:span text:style-name="Source_20_Text"><text:span text:style-name="T30">3</text:span></text:span><text:span text:style-name="Source_20_Text"><text:span text:style-name="T28"> -c1 </text:span></text:span><text:span text:style-name="Source_20_Text"><text:span text:style-name="T29">mouse_index_nac/cdna</text:span></text:span><text:span text:style-name="Source_20_Text"><text:span text:style-name="T28">.txt -c2 </text:span></text:span><text:span text:style-name="Source_20_Text"><text:span text:style-name="T29">mouse_index_nac/nascent</text:span></text:span><text:span text:style-name="Source_20_Text"><text:span text:style-name="T28">.txt --workflow lamanno --filter --h5ad </text:span></text:span><text:span text:style-name="Source_20_Text"><text:span text:style-name="T31">-t 16 </text:span></text:span><text:span text:style-name="Source_20_Text"><text:span text:style-name="T32">--overwrite </text:span></text:span><text:span text:style-name="Source_20_Text"><text:span text:style-name="T33">-o</text:span></text:span><text:span text:style-name="Source_20_Text"><text:span text:style-name="T34"> "</text:span></text:span><text:span text:style-name="Source_20_Text"><text:span text:style-name="T33">h5ad_files/</text:span></text:span><text:span text:style-name="Source_20_Text"><text:span text:style-name="T32">${base}</text:span></text:span><text:span text:style-name="Source_20_Text"><text:span text:style-name="T34">"</text:span></text:span><text:span text:style-name="Source_20_Text"><text:span text:style-name="T32"> fastq_files/${base}/*/*</text:span></text:span><text:span text:style-name="Source_20_Text"><text:line-break/><text:tab/><text:tab/></text:span><text:span text:style-name="Source_20_Text"><text:span text:style-name="T35">echo "Finished $</text:span></text:span><text:span text:style-name="Source_20_Text"><text:span text:style-name="T32">base</text:span></text:span><text:span text:style-name="Source_20_Text"><text:span text:style-name="T35">"</text:span></text:span></text:p>
      <text:p text:style-name="P26"><text:span text:style-name="Source_20_Text"><text:span text:style-name="T3"><text:tab/>fi;</text:span></text:span></text:p>
      <text:p text:style-name="P21">done</text:p>
      <text:p text:style-name="P27">Kallisto had to be downgraded to 0.50 for the prebuilt index to work.</text:p>
      <text:h text:style-name="P28" text:outline-level="1">2025-10-28</text:h>
      <text:p text:style-name="P29">I worked on RNA velocity.</text:p>
      <text:p text:style-name="P30">There are issues with this because some genes, like Hic2, have a very low count, around 34 for all cells in total. This occurs before they are imported into Python.</text:p>
      <text:p text:style-name="P29">Many reads from all genes are lost</text:p>
      <text:p text:style-name="P31">Reads in bam_files/Pool2_mESC.bam: 118062688<text:line-break/>Command: samtools view -c your.bam</text:p>
      <text:p text:style-name="P31">Reads in fastq_files/Pool2_mESC/*: 118062688.0<text:line-break/>Commands: zcat fastq_files/Pool2_mESC/*/* | wc -l<text:line-break/>Divided by 8</text:p>
      <text:p text:style-name="P32">Reads in combined adata object:</text:p>
      <text:p text:style-name="P32">Spliced:<text:tab/><text:tab/><text:tab/><text:tab/><text:tab/> <text:s text:c="2"/>150262341.0</text:p>
      <text:p text:style-name="P32">Unspliced:<text:tab/><text:tab/><text:tab/><text:tab/><text:tab/> <text:s text:c="3"/>47666925.0</text:p>
      <text:p text:style-name="P29">FASTQ files have all reads, so the issue must be kb count.</text:p>
      <text:p text:style-name="P33"><text:span text:style-name="T36">Output from </text:span><text:span text:style-name="T13">kb count -i mouse_index_nac/index.idx -g mouse_index_nac/t2g.txt -x 10xv3 -c1 mouse_index_nac/cdna.txt -c2 mouse_index_nac/nascent.txt --workfl</text:span><text:span text:style-name="T32"><text:line-break/>ow lamanno --filter -t 16 --verbose --h5ad -o "h5ad_files/new/" fastq_files/Pool1_mESC/*/*</text:span></text:p>
      <text:p text:style-name="P34"><text:span text:style-name="T1">[2025-10-28 18:22:17,162]   DEBUG Printing verbose output </text:span><text:line-break/><text:span text:style-name="T1">[2025-10-28 18:22:17,162]   DEBUG kallisto binary located at /home/love/miniconda3/envs/masters_project/bin/kallisto </text:span><text:line-break/><text:span text:style-name="T1">[2025-10-28 18:22:17,162]   DEBUG bustools binary located at /home/love/miniconda3/envs/masters_project/bin/bustools </text:span><text:line-break/><text:span text:style-name="T1">[2025-10-28 18:22:17,162]   DEBUG Creating h5ad_files/new/tmp directory </text:span><text:line-break/><text:span text:style-name="T1">[2025-10-28 18:22:17,162]   DEBUG Namespace(list=False, command='count', tmp=None, keep_tmp=False, verbose=True, kallisto='kallisto', bustools='bustools', i='mouse_index_nac/index.idx', g='mouse_index_nac/t2g.txt', x='10xv3', o='h5ad_fi</text:span><text:line-break/>les/new/', w=None, t=16, m='4G', workflow='lamanno', mm=False, tcc=False, filter='bustools', c1='mouse_index_nac/cdna.txt', c2='mouse_index_nac/nascent.txt', overwrite=False, dry_run=False, lamanno=False, nucleus=False, loom=False, h5ad<text:line-break/>=True, cellranger=False, report=False, no_inspect=False, no_validate=False, fastqs=['fastq_files/Pool1_mESC/220625Hic2Pool1final_0_1_AAAMMLWHV/bamtofastq_S1_L001_R1_001.fastq.gz', 'fastq_files/Pool1_mESC/220625Hic2Pool1final_0_1_AAAMMLW<text:line-break/>HV/bamtofastq_S1_L001_R2_001.fastq.gz', 'fastq_files/Pool1_mESC/220625Hic2Pool1final_0_1_AAAMMLWHV/bamtofastq_S1_L002_R1_001.fastq.gz', 'fastq_files/Pool1_mESC/220625Hic2Pool1final_0_1_AAAMMLWHV/bamtofastq_S1_L002_R2_001.fastq.gz', 'fas<text:line-break/>tq_files/Pool1_mESC/220625Hic2Pool1final_1_1_AAAMMLWHV/bamtofastq_S1_L001_R1_001.fastq.gz', 'fastq_files/Pool1_mESC/220625Hic2Pool1final_1_1_AAAMMLWHV/bamtofastq_S1_L001_R2_001.fastq.gz', 'fastq_files/Pool1_mESC/220625Hic2Pool1final_1_1<text:line-break/>_AAAMMLWHV/bamtofastq_S1_L002_R1_001.fastq.gz', 'fastq_files/Pool1_mESC/220625Hic2Pool1final_1_1_AAAMMLWHV/bamtofastq_S1_L002_R2_001.fastq.gz'])<text:span text:style-name="T1"> </text:span><text:line-break/><text:span text:style-name="T1">[2025-10-28 18:22:17,167]    INFO Using index mouse_index_nac/index.idx to generate BUS file to h5ad_files/new/ from </text:span><text:line-break/><text:span text:style-name="T1">[2025-10-28 18:22:17,167]    INFO         fastq_files/Pool1_mESC/220625Hic2Pool1final_0_1_AAAMMLWHV/bamtofastq_S1_L001_R1_001.fastq.gz </text:span><text:line-break/><text:span text:style-name="T1">[2025-10-28 18:22:17,167]    INFO         fastq_files/Pool1_mESC/220625Hic2Pool1final_0_1_AAAMMLWHV/bamtofastq_S1_L001_R2_001.fastq.gz </text:span><text:line-break/><text:span text:style-name="T1">[2025-10-28 18:22:17,167]    INFO         fastq_files/Pool1_mESC/220625Hic2Pool1final_0_1_AAAMMLWHV/bamtofastq_S1_L002_R1_001.fastq.gz </text:span><text:line-break/><text:span text:style-name="T1">[2025-10-28 18:22:17,167]    INFO         fastq_files/Pool1_mESC/220625Hic2Pool1final_0_1_AAAMMLWHV/bamtofastq_S1_L002_R2_001.fastq.gz </text:span><text:line-break/><text:span text:style-name="T1">[2025-10-28 18:22:17,168]    INFO         fastq_files/Pool1_mESC/220625Hic2Pool1final_1_1_AAAMMLWHV/bamtofastq_S1_L001_R1_001.fastq.gz </text:span><text:line-break/><text:span text:style-name="T1">[2025-10-28 18:22:17,168]    INFO         fastq_files/Pool1_mESC/220625Hic2Pool1final_1_1_AAAMMLWHV/bamtofastq_S1_L001_R2_001.fastq.gz </text:span><text:line-break/><text:span text:style-name="T1">[2025-10-28 18:22:17,168]    INFO         fastq_files/Pool1_mESC/220625Hic2Pool1final_1_1_AAAMMLWHV/bamtofastq_S1_L002_R1_001.fastq.gz </text:span><text:line-break/><text:span text:style-name="T1">[2025-10-28 18:22:17,168]    INFO         fastq_files/Pool1_mESC/220625Hic2Pool1final_1_1_AAAMMLWHV/bamtofastq_S1_L002_R2_001.fastq.gz </text:span><text:line-break/><text:span text:style-name="T1">[2025-10-28 18:22:17,168]   DEBUG kallisto bus -i mouse_index_nac/index.idx -o h5ad_files/new/ -x 10xv3 -t 16 fastq_files/Pool1_mESC/220625Hic2Pool1final_0_1_AAAMMLWHV/bamtofastq_S1_L001_R1_001.fastq.gz fastq_files/Pool1_mESC/220625Hic2</text:span><text:line-break/>Pool1final_0_1_AAAMMLWHV/bamtofastq_S1_L001_R2_001.fastq.gz fastq_files/Pool1_mESC/220625Hic2Pool1final_0_1_AAAMMLWHV/bamtofastq_S1_L002_R1_001.fastq.gz fastq_files/Pool1_mESC/220625Hic2Pool1final_0_1_AAAMMLWHV/bamtofastq_S1_L002_R2_001<text:line-break/>.fastq.gz fastq_files/Pool1_mESC/220625Hic2Pool1final_1_1_AAAMMLWHV/bamtofastq_S1_L001_R1_001.fastq.gz fastq_files/Pool1_mESC/220625Hic2Pool1final_1_1_AAAMMLWHV/bamtofastq_S1_L001_R2_001.fastq.gz fastq_files/Pool1_mESC/220625Hic2Pool1fi<text:line-break/>nal_1_1_AAAMMLWHV/bamtofastq_S1_L002_R1_001.fastq.gz fastq_files/Pool1_mESC/220625Hic2Pool1final_1_1_AAAMMLWHV/bamtofastq_S1_L002_R2_001.fastq.gz<text:span text:style-name="T1"> </text:span><text:line-break/><text:span text:style-name="T1">[2025-10-28 18:23:25,671]   DEBUG  </text:span><text:line-break/><text:span text:style-name="T1">[2025-10-28 18:23:25,671]   DEBUG [bus] Note: Strand option was not specified; setting it to --fr-stranded for specified technology </text:span><text:line-break/><text:span text:style-name="T1">[2025-10-28 18:23:25,671]   DEBUG [index] k-mer length: 31 </text:span><text:line-break/><text:span text:style-name="T1">[2025-10-28 18:23:25,671]   DEBUG [index] number of targets: 160,309 </text:span><text:line-break/><text:span text:style-name="T1">[2025-10-28 18:23:25,671]   DEBUG [index] number of k-mers: 1,101,603,450 </text:span><text:line-break/><text:span text:style-name="T1">[2025-10-28 18:23:25,671]   DEBUG [index] number of D-list k-mers: 8,705,140 </text:span><text:line-break/><text:span text:style-name="T1">[2025-10-28 18:23:25,671]   DEBUG [quant] will process sample 1: fastq_files/Pool1_mESC/220625Hic2Pool1final_0_1_AAAMMLWHV/bamtofastq_S1_L001_R1_001.fastq.gz </text:span><text:line-break/><text:span text:style-name="T1">[2025-10-28 18:23:25,671]   DEBUG fastq_files/Pool1_mESC/220625Hic2Pool1final_0_1_AAAMMLWHV/bamtofastq_S1_L001_R2_001.fastq.gz </text:span><text:line-break/><text:span text:style-name="T1">[2025-10-28 18:23:25,671]   DEBUG [quant] will process sample 2: fastq_files/Pool1_mESC/220625Hic2Pool1final_0_1_AAAMMLWHV/bamtofastq_S1_L002_R1_001.fastq.gz </text:span><text:line-break/><text:span text:style-name="T1">[2025-10-28 18:23:25,671]   DEBUG fastq_files/Pool1_mESC/220625Hic2Pool1final_0_1_AAAMMLWHV/bamtofastq_S1_L002_R2_001.fastq.gz </text:span><text:line-break/><text:span text:style-name="T1">[2025-10-28 18:23:25,671]   DEBUG [quant] will process sample 3: fastq_files/Pool1_mESC/220625Hic2Pool1final_1_1_AAAMMLWHV/bamtofastq_S1_L001_R1_001.fastq.gz </text:span><text:line-break/><text:span text:style-name="T1">[2025-10-28 18:23:25,671]   DEBUG fastq_files/Pool1_mESC/220625Hic2Pool1final_1_1_AAAMMLWHV/bamtofastq_S1_L001_R2_001.fastq.gz </text:span><text:line-break/><text:span text:style-name="T1">[2025-10-28 18:23:25,671]   DEBUG [quant] will process sample 4: fastq_files/Pool1_mESC/220625Hic2Pool1final_1_1_AAAMMLWHV/bamtofastq_S1_L002_R1_001.fastq.gz </text:span><text:line-break/><text:span text:style-name="T1">[2025-10-28 18:23:25,671]   DEBUG fastq_files/Pool1_mESC/220625Hic2Pool1final_1_1_AAAMMLWHV/bamtofastq_S1_L002_R2_001.fastq.gz </text:span><text:line-break/><text:span text:style-name="T1">[2025-10-28 18:23:25,671]   DEBUG [quant] finding pseudoalignments for the reads ... </text:span><text:line-break/><text:span text:style-name="T1">[2025-10-28 18:23:25,671]   DEBUG [progress] 1M reads processed (89.7% mapped) </text:span><text:line-break/><text:span text:style-name="T1">[2025-10-28 18:23:25,671]   DEBUG [progress] 2M reads processed (90.4% mapped) </text:span><text:line-break/><text:span text:style-name="T1">[2025-10-28 18:23:25,671]   DEBUG [progress] 3M reads processed (64.4% mapped) </text:span><text:line-break/><text:span text:style-name="T1">[2025-10-28 18:23:25,671]   DEBUG [progress] 4M reads processed (51.5% mapped) </text:span><text:line-break/><text:span text:style-name="T1">[2025-10-28 18:23:25,671]   DEBUG [progress] 5M reads processed (52.0% mapped) </text:span><text:line-break/><text:span text:style-name="T1">[2025-10-28 18:23:25,671]   DEBUG [progress] 6M reads processed (57.6% mapped) </text:span><text:line-break/><text:span text:style-name="T1">[2025-10-28 18:23:25,671]   DEBUG [progress] 7M reads processed (58.5% mapped) </text:span><text:line-break/><text:span text:style-name="T1">[2025-10-28 18:23:25,671]   DEBUG [progress] 8M reads processed (60.6% mapped) </text:span><text:line-break/><text:span text:style-name="T1">[2025-10-28 18:23:25,671]   DEBUG [progress] 9M reads processed (63.9% mapped) </text:span><text:line-break/><text:span text:style-name="T1">[2025-10-28 18:23:25,671]   DEBUG [progress] 10M reads processed (66.1% mapped) </text:span><text:line-break/><text:span text:style-name="T1">[2025-10-28 18:23:25,671]   DEBUG [progress] 11M reads processed (68.0% mapped) </text:span><text:line-break/><text:span text:style-name="T1">[2025-10-28 18:23:25,671]   DEBUG [progress] 12M reads processed (69.7% mapped) </text:span><text:line-break/><text:span text:style-name="T1">[2025-10-28 18:23:25,671]   DEBUG [progress] 13M reads processed (71.2% mapped) </text:span><text:line-break/><text:span text:style-name="T1">[2025-10-28 18:23:25,671]   DEBUG [progress] 14M reads processed (72.3% mapped) </text:span><text:line-break/><text:span text:style-name="T1">[2025-10-28 18:23:25,671]   DEBUG [progress] 15M reads processed (73.6% mapped) </text:span><text:line-break/><text:span text:style-name="T1">[2025-10-28 18:23:25,671]   DEBUG [progress] 16M reads processed (74.7% mapped) </text:span><text:line-break/><text:span text:style-name="T1">[2025-10-28 18:23:25,671]   DEBUG [progress] 17M reads processed (75.5% mapped) </text:span><text:line-break/><text:span text:style-name="T1">[2025-10-28 18:23:25,671]   DEBUG [progress] 18M reads processed (76.2% mapped) </text:span><text:line-break/><text:span text:style-name="T1">[2025-10-28 18:23:25,671]   DEBUG [progress] 19M reads processed (74.5% mapped)              done </text:span><text:line-break/><text:span text:style-name="T1">[2025-10-28 18:23:25,671]   DEBUG [quant] processed 19,889,304 reads, 14,808,767 reads pseudoaligned </text:span><text:line-break/><text:span text:style-name="T1">[2025-10-28 18:23:25,671]   DEBUG  </text:span><text:line-break/><text:span text:style-name="T1">[2025-10-28 18:23:29,268]   DEBUG h5ad_files/new/output.bus passed validation </text:span><text:line-break/><text:span text:style-name="T1">[2025-10-28 18:23:29,268]    INFO Sorting BUS file h5ad_files/new/output.bus to h5ad_files/new/tmp/output.s.bus </text:span><text:line-break/><text:span text:style-name="T1">[2025-10-28 18:23:29,268]   DEBUG bustools sort -o h5ad_files/new/tmp/output.s.bus -T h5ad_files/new/tmp -t 16 -m 4G h5ad_files/new/output.bus </text:span><text:line-break/><text:span text:style-name="T1">[2025-10-28 18:23:31,964]   DEBUG partition time: 0.220419s </text:span><text:line-break/><text:span text:style-name="T1">[2025-10-28 18:23:31,964]   DEBUG all fits in buffer </text:span><text:line-break/><text:span text:style-name="T1">[2025-10-28 18:23:31,964]   DEBUG Read in 14808767 BUS records </text:span><text:line-break/><text:span text:style-name="T1">[2025-10-28 18:23:31,964]   DEBUG reading time 0.082881s </text:span><text:line-break/><text:span text:style-name="T1">[2025-10-28 18:23:31,964]   DEBUG sorting time 4.77629s </text:span><text:line-break/><text:span text:style-name="T1">[2025-10-28 18:23:31,964]   DEBUG writing time 0.245908s </text:span><text:line-break/><text:span text:style-name="T1">[2025-10-28 18:23:35,345]   DEBUG h5ad_files/new/tmp/output.s.bus passed validation </text:span><text:line-break/><text:span text:style-name="T1">[2025-10-28 18:23:35,345]    INFO Whitelist not provided </text:span><text:line-break/><text:span text:style-name="T1">[2025-10-28 18:23:35,345]    INFO Copying pre-packaged 10XV3 whitelist to h5ad_files/new/ </text:span><text:line-break/><text:span text:style-name="T1">[2025-10-28 18:23:35,807]    INFO Inspecting BUS file h5ad_files/new/tmp/output.s.bus </text:span><text:line-break/><text:span text:style-name="T1">[2025-10-28 18:23:35,807]   DEBUG bustools inspect -o h5ad_files/new/inspect.json -w h5ad_files/new/10xv3_whitelist.txt -e h5ad_files/new/matrix.ec h5ad_files/new/tmp/output.s.bus </text:span><text:line-break/><text:span text:style-name="T1">[2025-10-28 18:23:43,233]    INFO Correcting BUS records in h5ad_files/new/tmp/output.s.bus to h5ad_files/new/tmp/output.s.c.bus with whitelist h5ad_files/new/10xv3_whitelist.txt </text:span><text:line-break/><text:span text:style-name="T1">[2025-10-28 18:23:43,233]   DEBUG bustools correct -o h5ad_files/new/tmp/output.s.c.bus -w h5ad_files/new/10xv3_whitelist.txt h5ad_files/new/tmp/output.s.bus </text:span><text:line-break/><text:span text:style-name="T1">[2025-10-28 18:23:49,292]   DEBUG Found 6794880 barcodes in the on-list </text:span><text:line-break/><text:span text:style-name="T1">[2025-10-28 18:23:49,292]   DEBUG Processed 10489998 BUS records </text:span><text:line-break/><text:span text:style-name="T1">[2025-10-28 18:23:49,292]   DEBUG In on-list = 10354608 </text:span><text:line-break/><text:span text:style-name="T1">[2025-10-28 18:23:49,292]   DEBUG Corrected    = 22091 </text:span><text:line-break/><text:span text:style-name="T1">[2025-10-28 18:23:49,292]   DEBUG Uncorrected  = 113299 </text:span><text:line-break/><text:span text:style-name="T1">[2025-10-28 18:23:52,201]   DEBUG h5ad_files/new/tmp/output.s.c.bus passed validation </text:span><text:line-break/><text:span text:style-name="T1">[2025-10-28 18:23:52,201]    INFO Sorting BUS file h5ad_files/new/tmp/output.s.c.bus to h5ad_files/new/output.unfiltered.bus </text:span><text:line-break/><text:span text:style-name="T1">[2025-10-28 18:23:52,201]   DEBUG bustools sort -o h5ad_files/new/output.unfiltered.bus -T h5ad_files/new/tmp -t 16 -m 4G h5ad_files/new/tmp/output.s.c.bus </text:span><text:line-break/><text:span text:style-name="T1">[2025-10-28 18:23:54,600]   DEBUG partition time: 0.078144s </text:span><text:line-break/><text:span text:style-name="T1">[2025-10-28 18:23:54,600]   DEBUG all fits in buffer </text:span><text:line-break/><text:span text:style-name="T1">[2025-10-28 18:23:54,600]   DEBUG Read in 10376699 BUS records </text:span><text:line-break/><text:span text:style-name="T1">[2025-10-28 18:23:54,600]   DEBUG reading time 0.060392s </text:span><text:line-break/><text:span text:style-name="T1">[2025-10-28 18:23:54,600]   DEBUG sorting time 2.07787s </text:span><text:line-break/><text:span text:style-name="T1">[2025-10-28 18:23:54,600]   DEBUG writing time 0.226759s </text:span><text:line-break/><text:span text:style-name="T1">[2025-10-28 18:23:57,465]   DEBUG h5ad_files/new/output.unfiltered.bus passed validation </text:span><text:line-break/><text:span text:style-name="T1">[2025-10-28 18:23:57,465]    INFO Capturing records from BUS file h5ad_files/new/output.unfiltered.bus to h5ad_files/new/tmp/spliced.bus with capture list mouse_index_nac/nascent.txt </text:span><text:line-break/><text:span text:style-name="T1">[2025-10-28 18:23:57,465]   DEBUG bustools capture -o h5ad_files/new/tmp/spliced.bus -c mouse_index_nac/nascent.txt -e h5ad_files/new/matrix.ec -t h5ad_files/new/transcripts.txt --complement --transcripts h5ad_files/new/output.unfiltere</text:span><text:line-break/>d.bus<text:span text:style-name="T1"> </text:span><text:line-break/><text:span text:style-name="T1">[2025-10-28 18:23:58,513]   DEBUG Parsing transcripts .. done </text:span><text:line-break/><text:span text:style-name="T1">[2025-10-28 18:23:58,513]   DEBUG Parsing ECs .. done </text:span><text:line-break/><text:span text:style-name="T1">[2025-10-28 18:23:58,513]   DEBUG Parsing capture list .. done </text:span><text:line-break/><text:span text:style-name="T1">[2025-10-28 18:23:58,513]   DEBUG Read in 10369444 BUS records, wrote 2880398 BUS records </text:span><text:line-break/><text:span text:style-name="T1">[2025-10-28 18:23:59,190]   DEBUG h5ad_files/new/tmp/spliced.bus passed validation </text:span><text:line-break/><text:span text:style-name="T1">[2025-10-28 18:23:59,190]    INFO Sorting BUS file h5ad_files/new/tmp/spliced.bus to h5ad_files/new/spliced.unfiltered.bus </text:span><text:line-break/><text:span text:style-name="T1">[2025-10-28 18:23:59,190]   DEBUG bustools sort -o h5ad_files/new/spliced.unfiltered.bus -T h5ad_files/new/tmp -t 16 -m 4G h5ad_files/new/tmp/spliced.bus </text:span><text:line-break/><text:span text:style-name="T1">[2025-10-28 18:24:01,074]   DEBUG partition time: 0.021572s </text:span><text:line-break/><text:span text:style-name="T1">[2025-10-28 18:24:01,074]   DEBUG all fits in buffer </text:span><text:line-break/><text:span text:style-name="T1">[2025-10-28 18:24:01,074]   DEBUG Read in 2880398 BUS records </text:span><text:line-break/><text:span text:style-name="T1">[2025-10-28 18:24:01,074]   DEBUG reading time 0.015156s </text:span><text:line-break/><text:span text:style-name="T1">[2025-10-28 18:24:01,074]   DEBUG sorting time 0.329842s </text:span><text:line-break/><text:span text:style-name="T1">[2025-10-28 18:24:01,074]   DEBUG writing time 0.082797s </text:span><text:line-break/><text:span text:style-name="T1">[2025-10-28 18:24:01,751]   DEBUG h5ad_files/new/spliced.unfiltered.bus passed validation </text:span><text:line-break/><text:span text:style-name="T1">[2025-10-28 18:24:01,751]    INFO Inspecting BUS file h5ad_files/new/spliced.unfiltered.bus </text:span><text:line-break/><text:span text:style-name="T1">[2025-10-28 18:24:01,751]   DEBUG bustools inspect -o h5ad_files/new/inspect.spliced.json -w h5ad_files/new/10xv3_whitelist.txt -e h5ad_files/new/matrix.ec h5ad_files/new/spliced.unfiltered.bus </text:span><text:line-break/><text:span text:style-name="T1">[2025-10-28 18:24:05,778]    INFO Generating count matrix h5ad_files/new/counts_unfiltered/spliced from BUS file h5ad_files/new/spliced.unfiltered.bus </text:span><text:line-break/><text:span text:style-name="T1">[2025-10-28 18:24:05,778]   DEBUG bustools count -o h5ad_files/new/counts_unfiltered/spliced -g mouse_index_nac/t2g.txt -e h5ad_files/new/matrix.ec -t h5ad_files/new/transcripts.txt --genecounts h5ad_files/new/spliced.unfiltered.bus </text:span><text:line-break/><text:span text:style-name="T1">[2025-10-28 18:24:06,606]   DEBUG h5ad_files/new/counts_unfiltered/spliced.mtx passed validation </text:span><text:line-break/><text:span text:style-name="T1">[2025-10-28 18:24:06,607]    INFO Capturing records from BUS file h5ad_files/new/output.unfiltered.bus to h5ad_files/new/tmp/unspliced.bus with capture list mouse_index_nac/cdna.txt </text:span><text:line-break/><text:span text:style-name="T1">[2025-10-28 18:24:06,607]   DEBUG bustools capture -o h5ad_files/new/tmp/unspliced.bus -c mouse_index_nac/cdna.txt -e h5ad_files/new/matrix.ec -t h5ad_files/new/transcripts.txt --complement --transcripts h5ad_files/new/output.unfiltered</text:span><text:line-break/>.bus<text:span text:style-name="T1"> </text:span><text:line-break/><text:span text:style-name="T1">[2025-10-28 18:24:07,298]   DEBUG Parsing transcripts .. done </text:span><text:line-break/><text:span text:style-name="T1">[2025-10-28 18:24:07,298]   DEBUG Parsing ECs .. done </text:span><text:line-break/><text:span text:style-name="T1">[2025-10-28 18:24:07,298]   DEBUG Parsing capture list .. done </text:span><text:line-break/><text:span text:style-name="T1">[2025-10-28 18:24:07,298]   DEBUG Read in 10369444 BUS records, wrote 1078029 BUS records </text:span><text:line-break/><text:span text:style-name="T1">[2025-10-28 18:24:07,461]   DEBUG h5ad_files/new/tmp/unspliced.bus passed validation </text:span><text:line-break/><text:span text:style-name="T1">[2025-10-28 18:24:07,461]    INFO Sorting BUS file h5ad_files/new/tmp/unspliced.bus to h5ad_files/new/unspliced.unfiltered.bus </text:span><text:line-break/><text:span text:style-name="T1">[2025-10-28 18:24:07,461]   DEBUG bustools sort -o h5ad_files/new/unspliced.unfiltered.bus -T h5ad_files/new/tmp -t 16 -m 4G h5ad_files/new/tmp/unspliced.bus </text:span><text:line-break/><text:span text:style-name="T1">[2025-10-28 18:24:09,243]   DEBUG partition time: 0.007024s </text:span><text:line-break/><text:span text:style-name="T1">[2025-10-28 18:24:09,243]   DEBUG all fits in buffer </text:span><text:line-break/><text:span text:style-name="T1">[2025-10-28 18:24:09,243]   DEBUG Read in 1078029 BUS records </text:span><text:line-break/><text:span text:style-name="T1">[2025-10-28 18:24:09,243]   DEBUG reading time 0.00689s </text:span><text:line-break/><text:span text:style-name="T1">[2025-10-28 18:24:09,243]   DEBUG sorting time 0.06055s </text:span><text:line-break/><text:span text:style-name="T1">[2025-10-28 18:24:09,243]   DEBUG writing time 0.039031s </text:span><text:line-break/><text:span text:style-name="T1">[2025-10-28 18:24:09,400]   DEBUG h5ad_files/new/unspliced.unfiltered.bus passed validation </text:span><text:line-break/><text:span text:style-name="T1">[2025-10-28 18:24:09,400]    INFO Inspecting BUS file h5ad_files/new/unspliced.unfiltered.bus </text:span><text:line-break/><text:span text:style-name="T1">[2025-10-28 18:24:09,400]   DEBUG bustools inspect -o h5ad_files/new/inspect.unspliced.json -w h5ad_files/new/10xv3_whitelist.txt -e h5ad_files/new/matrix.ec h5ad_files/new/unspliced.unfiltered.bus </text:span><text:line-break/><text:span text:style-name="T1">[2025-10-28 18:24:12,747]    INFO Generating count matrix h5ad_files/new/counts_unfiltered/unspliced from BUS file h5ad_files/new/unspliced.unfiltered.bus </text:span><text:line-break/><text:span text:style-name="T1">[2025-10-28 18:24:12,747]   DEBUG bustools count -o h5ad_files/new/counts_unfiltered/unspliced -g mouse_index_nac/t2g.txt -e h5ad_files/new/matrix.ec -t h5ad_files/new/transcripts.txt --genecounts h5ad_files/new/unspliced.unfiltered.bus </text:span><text:line-break/><text:span text:style-name="T1">[2025-10-28 18:24:13,500]   DEBUG h5ad_files/new/counts_unfiltered/unspliced.mtx passed validation </text:span><text:line-break/><text:span text:style-name="T1">[2025-10-28 18:24:13,500]    INFO Reading matrix h5ad_files/new/counts_unfiltered/spliced.mtx </text:span><text:line-break/><text:span text:style-name="T1">[2025-10-28 18:24:13,695]    INFO Reading matrix h5ad_files/new/counts_unfiltered/unspliced.mtx </text:span><text:line-break/><text:span text:style-name="T1">[2025-10-28 18:24:13,843]    INFO Combining matrices </text:span><text:line-break/><text:span text:style-name="T1">[2025-10-28 18:24:13,868]    INFO Writing matrices to h5ad h5ad_files/new/counts_unfiltered/adata.h5ad </text:span><text:line-break/><text:span text:style-name="T1">[2025-10-28 18:24:13,994]    INFO Filtering with bustools </text:span><text:line-break/><text:span text:style-name="T1">[2025-10-28 18:24:13,994]    INFO Generating whitelist h5ad_files/new/filter_barcodes.txt from BUS file h5ad_files/new/output.unfiltered.bus </text:span><text:line-break/><text:span text:style-name="T1">[2025-10-28 18:24:13,994]   DEBUG bustools whitelist -o h5ad_files/new/filter_barcodes.txt h5ad_files/new/output.unfiltered.bus </text:span><text:line-break/><text:span text:style-name="T1">[2025-10-28 18:24:14,024]   DEBUG Read in 10369444 BUS records, wrote 328 barcodes to on-list with threshold 12950 </text:span><text:line-break/><text:span text:style-name="T1">[2025-10-28 18:24:14,025]    INFO Correcting BUS records in h5ad_files/new/output.unfiltered.bus to h5ad_files/new/tmp/output.unfiltered.c.bus with whitelist h5ad_files/new/filter_barcodes.txt </text:span><text:line-break/><text:span text:style-name="T1">[2025-10-28 18:24:14,025]   DEBUG bustools correct -o h5ad_files/new/tmp/output.unfiltered.c.bus -w h5ad_files/new/filter_barcodes.txt h5ad_files/new/output.unfiltered.bus </text:span><text:line-break/><text:span text:style-name="T1">[2025-10-28 18:24:14,555]   DEBUG Found 316 barcodes in the on-list </text:span><text:line-break/><text:span text:style-name="T1">[2025-10-28 18:24:14,555]   DEBUG Processed 10369444 BUS records </text:span><text:line-break/><text:span text:style-name="T1">[2025-10-28 18:24:14,555]   DEBUG In on-list = 9929765 </text:span><text:line-break/><text:span text:style-name="T1">[2025-10-28 18:24:14,555]   DEBUG Corrected    = 0 </text:span><text:line-break/><text:span text:style-name="T1">[2025-10-28 18:24:14,555]   DEBUG Uncorrected  = 439679 </text:span><text:line-break/><text:span text:style-name="T1">[2025-10-28 18:24:17,387]   DEBUG h5ad_files/new/tmp/output.unfiltered.c.bus passed validation </text:span><text:line-break/><text:span text:style-name="T1">[2025-10-28 18:24:17,387]    INFO Sorting BUS file h5ad_files/new/tmp/output.unfiltered.c.bus to h5ad_files/new/output.filtered.bus </text:span><text:line-break/><text:span text:style-name="T1">[2025-10-28 18:24:17,388]   DEBUG bustools sort -o h5ad_files/new/output.filtered.bus -T h5ad_files/new/tmp -t 8 -m 4G h5ad_files/new/tmp/output.unfiltered.c.bus </text:span><text:line-break/><text:span text:style-name="T1">[2025-10-28 18:24:19,680]   DEBUG partition time: 0.056498s </text:span><text:line-break/><text:span text:style-name="T1">[2025-10-28 18:24:19,680]   DEBUG all fits in buffer </text:span><text:line-break/><text:span text:style-name="T1">[2025-10-28 18:24:19,680]   DEBUG Read in 9929765 BUS records </text:span><text:line-break/><text:span text:style-name="T1">[2025-10-28 18:24:19,680]   DEBUG reading time 0.052943s </text:span><text:line-break/><text:span text:style-name="T1">[2025-10-28 18:24:19,680]   DEBUG sorting time 0.910002s </text:span><text:line-break/><text:span text:style-name="T1">[2025-10-28 18:24:19,680]   DEBUG writing time 0.230134s </text:span><text:line-break/><text:span text:style-name="T1">[2025-10-28 18:24:22,461]   DEBUG h5ad_files/new/output.filtered.bus passed validation </text:span><text:line-break/><text:span text:style-name="T1">[2025-10-28 18:24:22,461]    INFO Capturing records from BUS file h5ad_files/new/output.filtered.bus to h5ad_files/new/tmp/spliced.bus with capture list mouse_index_nac/nascent.txt </text:span><text:line-break/><text:span text:style-name="T1">[2025-10-28 18:24:22,461]   DEBUG bustools capture -o h5ad_files/new/tmp/spliced.bus -c mouse_index_nac/nascent.txt -e h5ad_files/new/matrix.ec -t h5ad_files/new/transcripts.txt --complement --transcripts h5ad_files/new/output.filtered.</text:span><text:line-break/>bus<text:span text:style-name="T1"> </text:span><text:line-break/><text:span text:style-name="T1">[2025-10-28 18:24:23,529]   DEBUG Parsing transcripts .. done </text:span><text:line-break/><text:span text:style-name="T1">[2025-10-28 18:24:23,529]   DEBUG Parsing ECs .. done </text:span><text:line-break/><text:span text:style-name="T1">[2025-10-28 18:24:23,529]   DEBUG Parsing capture list .. done </text:span><text:line-break/><text:span text:style-name="T1">[2025-10-28 18:24:23,529]   DEBUG Read in 9929765 BUS records, wrote 2837343 BUS records </text:span><text:line-break/><text:span text:style-name="T1">[2025-10-28 18:24:24,192]   DEBUG h5ad_files/new/tmp/spliced.bus passed validation </text:span><text:line-break/><text:span text:style-name="T1">[2025-10-28 18:24:24,192]    INFO Sorting BUS file h5ad_files/new/tmp/spliced.bus to h5ad_files/new/spliced.filtered.bus </text:span><text:line-break/><text:span text:style-name="T1">[2025-10-28 18:24:24,192]   DEBUG bustools sort -o h5ad_files/new/spliced.filtered.bus -T h5ad_files/new/tmp -t 16 -m 4G h5ad_files/new/tmp/spliced.bus </text:span><text:line-break/><text:span text:style-name="T1">[2025-10-28 18:24:26,077]   DEBUG partition time: 0.021205s </text:span><text:line-break/><text:span text:style-name="T1">[2025-10-28 18:24:26,077]   DEBUG all fits in buffer </text:span><text:line-break/><text:span text:style-name="T1">[2025-10-28 18:24:26,077]   DEBUG Read in 2837343 BUS records </text:span><text:line-break/><text:span text:style-name="T1">[2025-10-28 18:24:26,077]   DEBUG reading time 0.014302s </text:span><text:line-break/><text:span text:style-name="T1">[2025-10-28 18:24:26,077]   DEBUG sorting time 0.305851s </text:span><text:line-break/><text:span text:style-name="T1">[2025-10-28 18:24:26,077]   DEBUG writing time 0.086403s </text:span><text:line-break/><text:span text:style-name="T1">[2025-10-28 18:24:26,759]   DEBUG h5ad_files/new/spliced.filtered.bus passed validation </text:span><text:line-break/><text:span text:style-name="T1">[2025-10-28 18:24:26,759]    INFO Generating count matrix h5ad_files/new/counts_filtered/spliced from BUS file h5ad_files/new/spliced.filtered.bus </text:span><text:line-break/><text:span text:style-name="T1">[2025-10-28 18:24:26,759]   DEBUG bustools count -o h5ad_files/new/counts_filtered/spliced -g mouse_index_nac/t2g.txt -e h5ad_files/new/matrix.ec -t h5ad_files/new/transcripts.txt --genecounts h5ad_files/new/spliced.filtered.bus </text:span><text:line-break/><text:span text:style-name="T1">[2025-10-28 18:24:27,559]   DEBUG h5ad_files/new/counts_filtered/spliced.mtx passed validation </text:span><text:line-break/><text:span text:style-name="T1">[2025-10-28 18:24:27,559]    INFO Capturing records from BUS file h5ad_files/new/output.filtered.bus to h5ad_files/new/tmp/unspliced.bus with capture list mouse_index_nac/cdna.txt </text:span><text:line-break/><text:span text:style-name="T1">[2025-10-28 18:24:27,559]   DEBUG bustools capture -o h5ad_files/new/tmp/unspliced.bus -c mouse_index_nac/cdna.txt -e h5ad_files/new/matrix.ec -t h5ad_files/new/transcripts.txt --complement --transcripts h5ad_files/new/output.filtered.b</text:span><text:line-break/>us<text:span text:style-name="T1"> </text:span><text:line-break/><text:span text:style-name="T1">[2025-10-28 18:24:28,224]   DEBUG Parsing transcripts .. done </text:span><text:line-break/><text:span text:style-name="T1">[2025-10-28 18:24:28,224]   DEBUG Parsing ECs .. done </text:span><text:line-break/><text:span text:style-name="T1">[2025-10-28 18:24:28,224]   DEBUG Parsing capture list .. done </text:span><text:line-break/><text:span text:style-name="T1">[2025-10-28 18:24:28,224]   DEBUG Read in 9929765 BUS records, wrote 956893 BUS records </text:span><text:line-break/><text:span text:style-name="T1">[2025-10-28 18:24:28,371]   DEBUG h5ad_files/new/tmp/unspliced.bus passed validation </text:span><text:line-break/><text:span text:style-name="T1">[2025-10-28 18:24:28,371]    INFO Sorting BUS file h5ad_files/new/tmp/unspliced.bus to h5ad_files/new/unspliced.filtered.bus </text:span><text:line-break/><text:span text:style-name="T1">[2025-10-28 18:24:28,371]   DEBUG bustools sort -o h5ad_files/new/unspliced.filtered.bus -T h5ad_files/new/tmp -t 16 -m 4G h5ad_files/new/tmp/unspliced.bus </text:span><text:line-break/><text:span text:style-name="T1">[2025-10-28 18:24:30,134]   DEBUG partition time: 0.00592s </text:span><text:line-break/><text:span text:style-name="T1">[2025-10-28 18:24:30,135]   DEBUG all fits in buffer </text:span><text:line-break/><text:span text:style-name="T1">[2025-10-28 18:24:30,135]   DEBUG Read in 956893 BUS records </text:span><text:line-break/><text:span text:style-name="T1">[2025-10-28 18:24:30,135]   DEBUG reading time 0.004291s </text:span><text:line-break/><text:span text:style-name="T1">[2025-10-28 18:24:30,135]   DEBUG sorting time 0.054477s </text:span><text:line-break/><text:span text:style-name="T1">[2025-10-28 18:24:30,135]   DEBUG writing time 0.033259s </text:span><text:line-break/><text:span text:style-name="T1">[2025-10-28 18:24:30,281]   DEBUG h5ad_files/new/unspliced.filtered.bus passed validation </text:span><text:line-break/><text:span text:style-name="T1">[2025-10-28 18:24:30,281]    INFO Generating count matrix h5ad_files/new/counts_filtered/unspliced from BUS file h5ad_files/new/unspliced.filtered.bus </text:span><text:line-break/><text:span text:style-name="T1">[2025-10-28 18:24:30,281]   DEBUG bustools count -o h5ad_files/new/counts_filtered/unspliced -g mouse_index_nac/t2g.txt -e h5ad_files/new/matrix.ec -t h5ad_files/new/transcripts.txt --genecounts h5ad_files/new/unspliced.filtered.bus </text:span><text:line-break/><text:span text:style-name="T1">[2025-10-28 18:24:30,990]   DEBUG h5ad_files/new/counts_filtered/unspliced.mtx passed validation </text:span><text:line-break/><text:span text:style-name="T1">[2025-10-28 18:24:30,990]    INFO Reading matrix h5ad_files/new/counts_filtered/spliced.mtx </text:span><text:line-break/><text:span text:style-name="T1">[2025-10-28 18:24:31,136]    INFO Reading matrix h5ad_files/new/counts_filtered/unspliced.mtx </text:span><text:line-break/><text:span text:style-name="T1">[2025-10-28 18:24:31,282]    INFO Combining matrices </text:span><text:line-break/><text:span text:style-name="T1">[2025-10-28 18:24:31,303]    INFO Writing matrices to h5ad h5ad_files/new/counts_filtered/adata.h5ad </text:span><text:line-break/><text:span text:style-name="T1">[2025-10-28 18:24:31,426]   DEBUG Removing h5ad_files/new/tmp directory</text:span></text:p>
      <text:p text:style-name="P35">I seems that reads are filtered out when they do not match with spliced or unspliced, possible due to a mismatch with the reference.</text:p>
      <text:h text:style-name="P36" text:outline-level="1">2025-11-16</text:h>
      <text:h text:style-name="P37" text:outline-level="2">Trying velocyto again</text:h>
      <text:p text:style-name="P38"><text:span text:style-name="T37">velocyto run -o loom_files/ -@ 16 --samtools-memory</text:span><text:span text:style-name="T38"> </text:span><text:span text:style-name="T39">1500M</text:span><text:span text:style-name="T38"> </text:span><text:span text:style-name="T37">bam_files/Pool1_mESC.bam 10x_index/genes/</text:span><text:span text:style-name="T40">genes.gtf</text:span></text:p>
      <text:p text:style-name="Text_20_body"><text:span text:style-name="T41">Error:<text:line-break/></text:span><text:span text:style-name="T42">Traceback (most recent call last): </text:span><text:span text:style-name="T43"><text:line-break/></text:span><text:span text:style-name="T42"> File </text:span><text:span text:style-name="T44">"/home/love/miniconda3/envs/masters_project/bin/velocyto"</text:span><text:span text:style-name="T42">, line </text:span><text:span text:style-name="T44">7</text:span><text:span text:style-name="T42">, in </text:span><text:span text:style-name="T44">&lt;module&gt;</text:span><text:span text:style-name="T42"> </text:span><text:span text:style-name="T43"><text:line-break/></text:span><text:span text:style-name="T42">   sys.exit(</text:span><text:span text:style-name="T45">cli</text:span><text:span text:style-name="T46">()</text:span><text:span text:style-name="T42">) </text:span><text:span text:style-name="T43"><text:line-break/></text:span><text:span text:style-name="T42">            </text:span><text:span text:style-name="T45">~~~</text:span><text:span text:style-name="T46">^^</text:span><text:span text:style-name="T42"> </text:span><text:span text:style-name="T43"><text:line-break/></text:span><text:span text:style-name="T42"> File </text:span><text:span text:style-name="T44">"/home/love/miniconda3/envs/masters_project/lib/python3.13/site-packages/click/core.py"</text:span><text:span text:style-name="T42">, line </text:span><text:span text:style-name="T44">1442</text:span><text:span text:style-name="T42">, in </text:span><text:span text:style-name="T44">__call__</text:span><text:span text:style-name="T42"> </text:span><text:span text:style-name="T43"><text:line-break/></text:span><text:span text:style-name="T42">   return </text:span><text:span text:style-name="T45">self.main</text:span><text:span text:style-name="T46">(*args, **kwargs)</text:span><text:span text:style-name="T42"> </text:span><text:span text:style-name="T43"><text:line-break/></text:span><text:span text:style-name="T42">          </text:span><text:span text:style-name="T45">~~~~~~~~~</text:span><text:span text:style-name="T46">^^^^^^^^^^^^^^^^^</text:span><text:span text:style-name="T42"> </text:span><text:span text:style-name="T43"><text:line-break/></text:span><text:span text:style-name="T42"> File </text:span><text:span text:style-name="T44">"/home/love/miniconda3/envs/masters_project/lib/python3.13/site-packages/click/core.py"</text:span><text:span text:style-name="T42">, line </text:span><text:span text:style-name="T44">1363</text:span><text:span text:style-name="T42">, in </text:span><text:span text:style-name="T44">main</text:span><text:span text:style-name="T42"> </text:span><text:span text:style-name="T43"><text:line-break/></text:span><text:span text:style-name="T42">   rv = self.invoke(ctx) </text:span><text:span text:style-name="T43"><text:line-break/></text:span><text:span text:style-name="T42"> File </text:span><text:span text:style-name="T44">"/home/love/miniconda3/envs/masters_project/lib/python3.13/site-packages/click/core.py"</text:span><text:span text:style-name="T42">, line </text:span><text:span text:style-name="T44">1830</text:span><text:span text:style-name="T42">, in </text:span><text:span text:style-name="T44">invoke</text:span><text:span text:style-name="T42"> </text:span><text:span text:style-name="T43"><text:line-break/></text:span><text:span text:style-name="T42">   return _process_result(</text:span><text:span text:style-name="T45">sub_ctx.command.invoke</text:span><text:span text:style-name="T46">(sub_ctx)</text:span><text:span text:style-name="T42">) </text:span><text:span text:style-name="T43"><text:line-break/></text:span><text:span text:style-name="T42">                          </text:span><text:span text:style-name="T45">~~~~~~~~~~~~~~~~~~~~~~</text:span><text:span text:style-name="T46">^^^^^^^^^</text:span><text:span text:style-name="T42"> </text:span><text:span text:style-name="T43"><text:line-break/></text:span><text:span text:style-name="T42"> File </text:span><text:span text:style-name="T44">"/home/love/miniconda3/envs/masters_project/lib/python3.13/site-packages/click/core.py"</text:span><text:span text:style-name="T42">, line </text:span><text:span text:style-name="T44">1226</text:span><text:span text:style-name="T42">, in </text:span><text:span text:style-name="T44">invoke</text:span><text:span text:style-name="T42"> </text:span><text:span text:style-name="T43"><text:line-break/></text:span><text:span text:style-name="T42">   return </text:span><text:span text:style-name="T45">ctx.invoke</text:span><text:span text:style-name="T46">(self.callback, **ctx.params)</text:span><text:span text:style-name="T42"> </text:span><text:span text:style-name="T43"><text:line-break/></text:span><text:span text:style-name="T42">          </text:span><text:span text:style-name="T45">~~~~~~~~~~</text:span><text:span text:style-name="T46">^^^^^^^^^^^^^^^^^^^^^^^^^^^^^</text:span><text:span text:style-name="T42"> </text:span><text:span text:style-name="T43"><text:line-break/></text:span><text:span text:style-name="T42"> File </text:span><text:span text:style-name="T44">"/home/love/miniconda3/envs/masters_project/lib/python3.13/site-packages/click/core.py"</text:span><text:span text:style-name="T42">, line </text:span><text:span text:style-name="T44">794</text:span><text:span text:style-name="T42">, in </text:span><text:span text:style-name="T44">invoke</text:span><text:span text:style-name="T42"> </text:span><text:span text:style-name="T43"><text:line-break/></text:span><text:span text:style-name="T42">   return callback(*args, **kwargs) </text:span><text:span text:style-name="T43"><text:line-break/></text:span><text:span text:style-name="T42"> File </text:span><text:span text:style-name="T44">"/home/love/miniconda3/envs/masters_project/lib/python3.13/site-packages/velocyto/commands/run.py"</text:span><text:span text:style-name="T42">, line </text:span><text:span text:style-name="T44">113</text:span><text:span text:style-name="T42">, in </text:span><text:span text:style-name="T44">run</text:span><text:span text:style-name="T42"> </text:span><text:span text:style-name="T43"><text:line-break/></text:span><text:span text:style-name="T42">   return _run(bamfile=bamfile, gtffile=gtffile, bcfile=bcfile, outputfolder=outputfolder, </text:span><text:span text:style-name="T43"><text:line-break/></text:span><text:span text:style-name="T42">               sampleid=sampleid, metadatatable=metadatatable, repmask=mask, onefilepercell=onefilepercell, </text:span><text:span text:style-name="T43"><text:line-break/></text:span><text:span text:style-name="T42">               logic=logic, without_umi=without_umi, umi_extension=umi_extension, multimap=multimap, test=False, samtools_threads=samtools_threads, </text:span><text:span text:style-name="T43"><text:line-break/></text:span><text:span text:style-name="T42">               samtools_memory=samtools_memory, dump=dump, loom_numeric_dtype=dtype, verbose=verbose, additional_ca=additional_ca) </text:span><text:span text:style-name="T43"><text:line-break/></text:span><text:span text:style-name="T42"> File </text:span><text:span text:style-name="T44">"/home/love/miniconda3/envs/masters_project/lib/python3.13/site-packages/velocyto/commands/_run.py"</text:span><text:span text:style-name="T42">, line </text:span><text:span text:style-name="T44">222</text:span><text:span text:style-name="T42">, in </text:span><text:span text:style-name="T44">_run</text:span><text:span text:style-name="T42"> </text:span><text:span text:style-name="T43"><text:line-break/></text:span><text:span text:style-name="T42">   raise MemoryError(f"bam file #{k} could not be sorted by cells.\n\ </text:span><text:span text:style-name="T43"><text:line-break/></text:span><text:span text:style-name="T42">   ...&lt;2 lines&gt;... </text:span><text:span text:style-name="T43"><text:line-break/></text:span><text:span text:style-name="T42">   Otherwise sort manually by samtools ``sort -l [compression] -m [mb_to_use]M -t [tagname] -O BAM -@ [threads_to_use] -o cellsorted_[bamfile] [bamfile]``") </text:span><text:span text:style-name="T43"><text:line-break/></text:span><text:span text:style-name="T47">MemoryError</text:span><text:span text:style-name="T42">: </text:span><text:span text:style-name="T44">bam file #0 could not be sorted by cells.</text:span><text:span text:style-name="T42"> </text:span><text:span text:style-name="T43"><text:line-break/></text:span><text:span text:style-name="T44">               This is probably related to an old version of samtools, please install samtools &gt;= 1.6.                In alternative this could be a memory error, try to set the --samtools_memory option to a value compatible with your </text:span><text:span text:style-name="T43"><text:line-break/>system.                 Otherwise sort manually by samtools ``sort -l [compression] -m [mb_to_use]M -t [tagname] -O BAM -@ [threads_to_use] -o cellsorted_[bamfile] [bamfile]``</text:span><text:line-break/><text:line-break/><text:span text:style-name="T48">Tried manual sorting:<text:line-break/>samtools sort -l 1 -m </text:span><text:span text:style-name="T49">15</text:span><text:span text:style-name="T48">00M -t CB -O BAM -@ 16 \</text:span></text:p>
      <text:p text:style-name="Text_20_body"><text:s text:c="4"/>-o cellsorted_Pool1_mESC.bam \</text:p>
      <text:p text:style-name="Text_20_body"><text:s text:c="4"/>bam_files/Pool1_mESC.bam</text:p>
      <text:p text:style-name="P39">for bam in <text:span text:style-name="T48">bam_files/</text:span>*.bam; do</text:p>
      <text:p text:style-name="P39"><text:s text:c="4"/>base=$(basename "$bam" .bam)</text:p>
      <text:p text:style-name="P39"><text:s text:c="4"/>echo "Processing $bam..."</text:p>
      <text:p text:style-name="P40"><text:span text:style-name="T15"><text:s text:c="4"/></text:span><text:span text:style-name="T50"># </text:span><text:span text:style-name="T16">bamtofastq</text:span><text:span text:style-name="T15"> "$bam"</text:span><text:span text:style-name="T16"> </text:span><text:span text:style-name="T17">"</text:span><text:span text:style-name="T16">../fastq_files/</text:span><text:span text:style-name="T15">${base}</text:span><text:span text:style-name="T17">"</text:span><text:span text:style-name="T18"> </text:span><text:span text:style-name="T1">--reads-per-fastq=500000000</text:span></text:p>
      <text:p text:style-name="P39"><text:s text:c="4"/>echo "Finished $bam"</text:p>
      <text:p text:style-name="P39">done</text:p>
      <text:p text:style-name="P41">Velocyto with sorted bam files</text:p>
      <text:p text:style-name="P42"><text:span text:style-name="T37">velocyto run -o loom_files/ -@ 16</text:span><text:span text:style-name="T38"> </text:span><text:span text:style-name="T51">sorted_bam</text:span><text:span text:style-name="T37">/</text:span><text:span text:style-name="T51">cellsorted_</text:span><text:span text:style-name="T37">Pool1_mESC.bam 10x_index/genes/</text:span><text:span text:style-name="T40">genes.gtf</text:span></text:p>
      <text:p text:style-name="P43">It failed. Can not handle files sorted by barcode. Sorts files sorted by chromosome by barcode in the process but this fails with the error above. Installing velocyto with pip does not work.</text:p>
      <text:h text:style-name="P44" text:outline-level="2">Splice counts with STARsolo</text:h>
      <text:p text:style-name="P45">Installed rna-star with apt.</text:p>
      <text:p text:style-name="P46">Guides:</text:p>
      <text:list text:style-name="L1">
        <text:list-item>
          <text:p text:style-name="P47"><text:a xlink:type="simple" xlink:href="https://github.com/alexdobin/STAR/blob/master/docs/STARsolo.md" text:style-name="Internet_20_link" text:visited-style-name="Visited_20_Internet_20_Link">https://github.com/alexdobin/STAR/blob/master/docs/STARsolo.md</text:a></text:p>
        </text:list-item>
        <text:list-item>
          <text:p text:style-name="P47"><text:a xlink:type="simple" xlink:href="https://github.com/alexdobin/STAR/blob/master/doc/STARmanual.pdf" text:style-name="Internet_20_link" text:visited-style-name="Visited_20_Internet_20_Link">https://github.com/alexdobin/STAR/blob/master/doc/STARmanual.pdf</text:a></text:p>
        </text:list-item>
      </text:list>
      <text:p text:style-name="P48">The index downloaded from 10x is incompatible with the new STAR version, so a new index has to be created.</text:p>
      <text:p text:style-name="P49">A new index was created from the 10x gtf and fa files.</text:p>
      <text:p text:style-name="P50">Spliced and unspliced counts were generated with this script:</text:p>
      <text:p text:style-name="P51"># Variables</text:p>
      <text:p text:style-name="P51">INDEX_DIR=STAR_index <text:s/># STAR genome index directory</text:p>
      <text:p text:style-name="P51">BAM_INPUT=bam_files/Pool1_mESC.bam <text:s text:c="6"/># BAM file (mapped or unmapped)</text:p>
      <text:p text:style-name="P51">OUT_DIR=star_counts <text:s text:c="12"/># output directory</text:p>
      <text:p text:style-name="P51"/>
      <text:p text:style-name="P51">STAR \</text:p>
      <text:p text:style-name="P51"><text:s text:c="2"/>--genomeDir $INDEX_DIR \</text:p>
      <text:p text:style-name="P51"><text:s text:c="2"/>--readFilesIn $BAM_INPUT \</text:p>
      <text:p text:style-name="P51"><text:s text:c="2"/>--readFilesType SAM SE \</text:p>
      <text:p text:style-name="P51"><text:s text:c="2"/>--readFilesCommand "samtools view -F 0x100" \</text:p>
      <text:p text:style-name="P51"><text:s text:c="2"/>--soloType CB_UMI_Simple \</text:p>
      <text:p text:style-name="P51"><text:s text:c="2"/>--soloUMIlen 12 \</text:p>
      <text:p text:style-name="P51"><text:s text:c="2"/>--soloInputSAMattrBarcodeSeq CR UR \</text:p>
      <text:p text:style-name="P51"><text:s text:c="2"/>--soloInputSAMattrBarcodeQual CY UY \</text:p>
      <text:p text:style-name="P51"><text:s text:c="2"/>--soloFeatures Gene GeneFull SJ Velocyto \</text:p>
      <text:p text:style-name="P51"><text:s text:c="2"/>--soloOutFileNames Solo.out/ \</text:p>
      <text:p text:style-name="P51"><text:s text:c="2"/>--outSAMattributes NH HI nM AS CR UR CB UB GX GN sS sQ sM \</text:p>
      <text:p text:style-name="P51"><text:s text:c="2"/>--outSAMtype BAM SortedByCoordinate \</text:p>
      <text:p text:style-name="P51"><text:s text:c="2"/>--soloCellFilter EmptyDrops_CR \</text:p>
      <text:p text:style-name="P51"><text:s text:c="2"/>--soloCBwhitelist "10x_index/v3-whitelist-february-2018.txt" \</text:p>
      <text:p text:style-name="P51"><text:s text:c="2"/>--runThreadN 16 \</text:p>
      <text:p text:style-name="P51"><text:s text:c="2"/>--clipAdapterType CellRanger4 \</text:p>
      <text:p text:style-name="P51"><text:s text:c="2"/>--outFilterScoreMin 30 \</text:p>
      <text:p text:style-name="P51"><text:s text:c="2"/>--soloCBmatchWLtype 1MM_multi_Nbase_pseudocounts\</text:p>
      <text:p text:style-name="P51"><text:s text:c="2"/>--soloUMIfiltering MultiGeneUMI_CR\</text:p>
      <text:p text:style-name="P51"><text:s text:c="2"/>--soloUMIdedup 1MM_CR</text:p>
      <text:p text:style-name="P50">The resulting files will be analyzed with Scanpy.</text:p>
      <text:h text:style-name="P52" text:outline-level="1">2025-11-18</text:h>
      <text:p text:style-name="P53">Importing STARsolo output to Scanpy: <text:a xlink:type="simple" xlink:href="https://github.com/alexdobin/STAR/issues/774#issuecomment-850477636" text:style-name="Internet_20_link" text:visited-style-name="Visited_20_Internet_20_Link">https://github.com/alexdobin/STAR/issues/774#issuecomment-850477636</text:a></text:p>
      <text:p text:style-name="P53"><text:a xlink:type="simple" xlink:href="https://github.com/scverse/scanpy/issues/1860" text:style-name="Internet_20_link" text:visited-style-name="Visited_20_Internet_20_Link">https://github.com/scverse/scanpy/issues/1860</text:a></text:p>
      <text:p text:style-name="P54">Spliced should be put in X: <text:a xlink:type="simple" xlink:href="https://github.com/theislab/scvelo/issues/525" text:style-name="Internet_20_link" text:visited-style-name="Visited_20_Internet_20_Link">https://github.com/theislab/scvelo/issues/525</text:a></text:p>
      <text:p text:style-name="P55">STARsolo appeared to find more spliced and unspliced counts than kb-python.</text:p>
      <text:p text:style-name="P54">Example with reproday2 BFP:</text:p>
      <text:p text:style-name="P54">STARSolo:<text:line-break/>Cells: 863<text:line-break/>Reads: 49 860 424 total, 38 672 897.0 spliced, 4 616 868.0 unspliced, 2 411 854.0 ambiguous</text:p>
      <text:p text:style-name="P56">KB<text:line-break/>Cells: 983<text:line-break/>Reads: 14 703 023.0 spliced, 4 933 591.0 unspliced</text:p>
      <text:p text:style-name="P57">Original Seurat<text:line-break/>Cells: 910<text:line-break/>Counts are transformed, but 273 cells have nonzero <text:span text:style-name="T52">Hic2 expression compared with 281 for the new dataframe</text:span><text:span text:style-name="T53">.</text:span></text:p>
      <text:p text:style-name="P58">Counts should be generated for all cells.</text:p>
      <text:p text:style-name="P58">There is not enough RAM to sort and output BAM.</text:p>
      <text:h text:style-name="P59" text:outline-level="1">2025-11-19</text:h>
      <text:p text:style-name="P60">Made a STAR reference with the GRCh39 genome and 39.115 <text:span text:style-name="T54">annotations</text:span> from Genbank: <text:a xlink:type="simple" xlink:href="https://www.ncbi.nlm.nih.gov/datasets/genome/GCF_000001635.27/" text:style-name="Internet_20_link" text:visited-style-name="Visited_20_Internet_20_Link">https://www.ncbi.nlm.nih.gov/datasets/genome/GCF_000001635.27/</text:a></text:p>
      <text:p text:style-name="P61">This index resulted in more hits for spliced and unspliced counts<text:span text:style-name="T55">, and fewer ambiguous, so it was preferred</text:span>:</text:p>
      <text:p text:style-name="P61">Cells: 862<text:line-break/>Vars: 40413<text:line-break/>Total counts: 48 245 712.0<text:line-break/>Spliced: 39 565 377.0<text:line-break/>Unspliced: 4 956 359.0<text:line-break/>Ambiguous: 1 048 151.0</text:p>
      <text:p text:style-name="P62">The script starsolo_count_all.sh was used to count total, spliced, unspliced and ambiguous reads from all BAM files with the Genbank index.</text:p>
      <text:h text:style-name="P63" text:outline-level="1">2025-11-24</text:h>
      <text:p text:style-name="P64">Mitochondrial genes were missing from the Genbank GTF file.</text:p>
      <text:p text:style-name="P64">GTF and FASTA files for GRCh39 from Gencode <text:span text:style-name="T56">Release M38 </text:span>were used instead: <text:a xlink:type="simple" xlink:href="https://www.gencodegenes.org/mouse/" text:style-name="Internet_20_link" text:visited-style-name="Visited_20_Internet_20_Link">https://www.gencodegenes.org/mouse/</text:a></text:p>
      <text:p text:style-name="P64">GTF used:</text:p>
      <table:table table:name="Table1" table:style-name="Table1">
        <table:table-column table:style-name="Table1.A"/>
        <table:table-column table:style-name="Table1.B"/>
        <table:table-row>
          <table:table-cell table:style-name="Table1.A1" office:value-type="string">
            <text:p text:style-name="Table_20_Contents">Comprehensive gene annotation</text:p>
          </table:table-cell>
          <table:table-cell table:style-name="Table1.A1" office:value-type="string">
            <text:p text:style-name="Table_20_Contents">PRI</text:p>
          </table:table-cell>
        </table:table-row>
      </table:table>
      <text:p text:style-name="P64"/>
      <text:p text:style-name="P64">FASTA used:</text:p>
      <table:table table:name="Table2" table:style-name="Table2">
        <table:table-column table:style-name="Table2.A"/>
        <table:table-column table:style-name="Table2.B"/>
        <table:table-row>
          <table:table-cell table:style-name="Table2.A1" office:value-type="string">
            <text:p text:style-name="Table_20_Contents">Genome sequence, primary assembly (GRCm39)</text:p>
          </table:table-cell>
          <table:table-cell table:style-name="Table2.A1" office:value-type="string">
            <text:p text:style-name="Table_20_Contents">PRI</text:p>
          </table:table-cell>
        </table:table-row>
      </table:table>
      <text:p text:style-name="P64"/>
      <text:p text:style-name="P65">Only the primary assembly was used.</text:p>
      <text:p text:style-name="P66">Making filtering more similar to newer CellRanger: <text:a xlink:type="simple" xlink:href="https://github.com/cellgeni/STARsolo" text:style-name="Internet_20_link" text:visited-style-name="Visited_20_Internet_20_Link">https://github.com/cellgeni/STARsolo</text:a></text:p>
      <text:h text:style-name="P67" text:outline-level="1">2025-11-25</text:h>
      <text:p text:style-name="P68">The counts generated with the Gencode index were used for velocity analysis with both the new <text:span text:style-name="T57">UMAP </text:span>and the UMAP<text:span text:style-name="T57"> from Beniazza et al</text:span>.</text:p>
      <text:p text:style-name="P69">For both the old and new UMAP gave reasonable latent time but not pseudotime.</text:p>
      <text:p text:style-name="P70"><text:span text:style-name="T58">Force-directed layout was tried, but it did not look as in </text:span>Beniazza<text:span text:style-name="T59"> et al.</text:span><text:span text:style-name="T58"> with default settings.</text:span></text:p>
      <text:h text:style-name="P71" text:outline-level="1">2025-12-19</text:h>
      <text:p text:style-name="P72">mm10 reference was used instead of mm39, for consistency with previous analyses and alignment to BAMs.</text:p>
      <text:p text:style-name="P72">Research into which reference to use suggested that the Gencode reference is most comprehensive. It is identical to the Ensembl GTF.<text:span text:style-name="T60"> 10x reference is filtered Gencode.</text:span></text:p>
      <text:p text:style-name="P72">Sources:</text:p>
      <text:list text:style-name="L2">
        <text:list-item>
          <text:p text:style-name="P73"><text:a xlink:type="simple" xlink:href="https://bioinformatics.stackexchange.com/questions/21/feature-annotation-refseq-vs-ensembl-vs-gencode-whats-the-difference" text:style-name="Internet_20_link" text:visited-style-name="Visited_20_Internet_20_Link">https://bioinformatics.stackexchange.com/questions/21/feature-annotation-refseq-vs-ensembl-vs-gencode-whats-the-difference</text:a></text:p>
        </text:list-item>
        <text:list-item>
          <text:p text:style-name="P73"><text:a xlink:type="simple" xlink:href="https://link.springer.com/article/10.1186/s12864-015-1308-8#Sec2" text:style-name="Internet_20_link" text:visited-style-name="Visited_20_Internet_20_Link">https://link.springer.com/article/10.1186/s12864-015-1308-8#Sec2</text:a></text:p>
        </text:list-item>
        <text:list-item>
          <text:p text:style-name="P74"><text:a xlink:type="simple" xlink:href="https://link.springer.com/article/10.1186/1471-2164-16-S8-S2" text:style-name="Internet_20_link" text:visited-style-name="Visited_20_Internet_20_Link">https://link.springer.com/article/10.1186/1471-2164-16-S8-S2</text:a></text:p>
        </text:list-item>
      </text:list>
      <text:p text:style-name="P75">The following Gencode mm10 files were downloaded from <text:a xlink:type="simple" xlink:href="https://www.gencodegenes.org/mouse/release_M10.html" text:style-name="Internet_20_link" text:visited-style-name="Visited_20_Internet_20_Link">https://www.gencodegenes.org/mouse/release_M10.html</text:a>:</text:p>
      <text:p text:style-name="P75"><text:span text:style-name="T60">GTF: </text:span>Comprehensive gene annotation<text:span text:style-name="T60"> Primary</text:span></text:p>
      <text:p text:style-name="P76"><text:span text:style-name="T61">FASTA: </text:span>Genome sequence, primary assembly (GRCm38)</text:p>
      <text:p text:style-name="P77">A STAR index was generated with the command:<text:line-break/>STAR --runMode genomeGenerate \</text:p>
      <text:p text:style-name="P77"><text:s text:c="4"/>--runThreadN 32 \</text:p>
      <text:p text:style-name="P77"><text:s text:c="5"/>--genomeDir "/scratch/lema/m26_losu/mm10 gencode reference/star_index/" \</text:p>
      <text:p text:style-name="P77"><text:s text:c="5"/>--genomeFastaFiles "/scratch/lema/m26_losu/mm10 gencode reference/GRCm38.primary_assembly.genome.fa" \</text:p>
      <text:p text:style-name="P77"><text:s text:c="5"/>--sjdbGTFfile "/scratch/lema/m26_losu/mm10 gencode reference/gencode.vM10.primary_assembly.annotation.gtf" \</text:p>
      <text:p text:style-name="P77"><text:s text:c="5"/>--genomeSAsparseD 3 \</text:p>
      <text:p text:style-name="P78"/>
      <text:p text:style-name="P78">New count matrices were generated with this index<text:span text:style-name="T62"> using the starsolo_count_all.sh script.</text:span></text:p>
      <text:p text:style-name="P79">This script was modified to map multimapped reads with the expectation maximization model.</text:p>
      <text:p text:style-name="P80">Handling multimapped reads: <text:a xlink:type="simple" xlink:href="https://www.sciencedirect.com/science/article/pii/S2001037020303032#s0030" text:style-name="Internet_20_link" text:visited-style-name="Visited_20_Internet_20_Link">https://www.sciencedirect.com/science/article/pii/S2001037020303032#s0030</text:a></text:p>
      <text:p text:style-name="P81">The reads were combined with combine_mtx_filter.ipynb into splice_counts_mm10.h5ad</text:p>
      <text:p text:style-name="P82">Next step: Redo combination and add FDL</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ntarell" svg:font-family="Cantarell"/>
    <style:font-face style:name="DejaVu Sans" svg:font-family="'DejaVu Sans'" style:font-adornments="Bold" style:font-family-generic="swiss" style:font-pitch="variable"/>
    <style:font-face style:name="DejaVu Sans Light" svg:font-family="'DejaVu Sans Light'" style:font-adornments="ExtraLight" style:font-family-generic="swiss" style:font-pitch="variable"/>
    <style:font-face style:name="DejaVu Sans Mono" svg:font-family="'DejaVu Sans Mono'" style:font-family-generic="modern" style:font-pitch="fixed"/>
    <style:font-face style:name="DejaVu Sans1" svg:font-family="'DejaVu Sans'" style:font-adornments="Book" style:font-family-generic="swiss"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Mono CJK SC" svg:font-family="'Noto Sans Mono CJK SC'" style:font-family-generic="modern" style:font-pitch="fixed"/>
    <style:font-face style:name="WenQuanYi Micro Hei" svg:font-family="'WenQuanYi Micro Hei'" style:font-family-generic="system" style:font-pitch="variable"/>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1" fo:font-family="'DejaVu Sans'" style:font-style-name="Book" style:font-family-generic="swiss" style:font-pitch="variable" fo:font-size="11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DejaVu Sans1" fo:font-family="'DejaVu Sans'" style:font-style-name="Book" style:font-family-generic="swiss" style:font-pitch="variable" fo:font-size="11pt"/>
    </style:style>
    <style:style style:name="List" style:family="paragraph" style:parent-style-name="Text_20_body" style:class="list">
      <style:text-properties style:font-name="Cantarell" fo:font-family="Cantarell"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style:font-name="DejaVu Sans1" fo:font-family="'DejaVu Sans'" style:font-style-name="Book" style:font-family-generic="swiss" style:font-pitch="variable" fo:font-size="28pt" fo:font-weight="normal" officeooo:rsid="00018b2e" style:font-size-asian="28pt" style:font-weight-asian="normal" style:font-size-complex="28pt" style:font-weight-complex="normal"/>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DejaVu Sans" fo:font-family="'DejaVu Sans'" style:font-style-name="Bold" style:font-family-generic="swiss" style:font-pitch="variable" fo:font-size="125%"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DejaVu Sans1" fo:font-family="'DejaVu Sans'" style:font-style-name="Book" style:font-family-generic="swiss" style:font-pitch="variable" fo:font-size="120%"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DejaVu Sans Light" fo:font-family="'DejaVu Sans Light'" style:font-style-name="ExtraLight" style:font-family-generic="swiss" style:font-pitch="variable" fo:font-size="110%" fo:font-weight="150" style:font-size-asian="101%" style:font-weight-asian="bold" style:font-size-complex="101%" style:font-weight-complex="600"/>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DejaVu Sans Light" fo:font-family="'DejaVu Sans Light'" style:font-style-name="ExtraLight" style:font-family-generic="swiss" style:font-pitch="variable" fo:font-size="105%" fo:font-style="normal" fo:font-weight="150"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25T17:01:08.709838253</meta:creation-date>
    <meta:editing-duration>PT18H10M4S</meta:editing-duration>
    <meta:editing-cycles>55</meta:editing-cycles>
    <meta:generator>LibreOffice/25.8.3.2$Linux_X86_64 LibreOffice_project/580$Build-2</meta:generator>
    <dc:date>2025-12-19T18:18:13.847647848</dc:date>
    <meta:document-statistic meta:table-count="2" meta:image-count="0" meta:object-count="0" meta:page-count="1" meta:paragraph-count="163" meta:word-count="3260" meta:character-count="35915" meta:non-whitespace-character-count="31696"/>
    <meta:template xlink:type="simple" xlink:actuate="onRequest" xlink:title="Course notes" xlink:href="../../../Templates/Course%20notes.ott" meta:date="2025-10-25T17:01:08.219984534"/>
  </office:meta>
</office:document-meta>
</file>